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5618in" table:align="left"/>
    </style:style>
    <style:style style:name="Table1.A" style:family="table-column">
      <style:table-column-properties style:column-width="4.561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2229in" table:align="left"/>
    </style:style>
    <style:style style:name="Table2.A" style:family="table-column">
      <style:table-column-properties style:column-width="1.222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3257in" table:align="left"/>
    </style:style>
    <style:style style:name="Table3.A" style:family="table-column">
      <style:table-column-properties style:column-width="1.325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3618in" table:align="left"/>
    </style:style>
    <style:style style:name="Table4.A" style:family="table-column">
      <style:table-column-properties style:column-width="1.361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2611in" table:align="left"/>
    </style:style>
    <style:style style:name="Table5.A" style:family="table-column">
      <style:table-column-properties style:column-width="1.261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1444in" table:align="left"/>
    </style:style>
    <style:style style:name="Table6.A" style:family="table-column">
      <style:table-column-properties style:column-width="1.144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3778in" table:align="left"/>
    </style:style>
    <style:style style:name="Table7.A" style:family="table-column">
      <style:table-column-properties style:column-width="1.3778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05in" table:align="left"/>
    </style:style>
    <style:style style:name="Table8.A" style:family="table-column">
      <style:table-column-properties style:column-width="3.0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4035in" table:align="left"/>
    </style:style>
    <style:style style:name="Table9.A" style:family="table-column">
      <style:table-column-properties style:column-width="3.4035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0.1986in" table:align="left"/>
    </style:style>
    <style:style style:name="Table10.A" style:family="table-column">
      <style:table-column-properties style:column-width="0.1986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9813in" table:align="left"/>
    </style:style>
    <style:style style:name="Table11.A" style:family="table-column">
      <style:table-column-properties style:column-width="1.9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5.7326in" table:align="left"/>
    </style:style>
    <style:style style:name="Table12.A" style:family="table-column">
      <style:table-column-properties style:column-width="5.7326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5.3347in" table:align="left"/>
    </style:style>
    <style:style style:name="Table13.A" style:family="table-column">
      <style:table-column-properties style:column-width="5.3347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.1507in" table:align="left"/>
    </style:style>
    <style:style style:name="Table14.A" style:family="table-column">
      <style:table-column-properties style:column-width="1.1507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1.6368in" table:align="left"/>
    </style:style>
    <style:style style:name="Table15.A" style:family="table-column">
      <style:table-column-properties style:column-width="1.6368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1.5528in" table:align="left"/>
    </style:style>
    <style:style style:name="Table16.A" style:family="table-column">
      <style:table-column-properties style:column-width="1.5528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5361in" table:align="left"/>
    </style:style>
    <style:style style:name="Table17.A" style:family="table-column">
      <style:table-column-properties style:column-width="1.5361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6.2403in" table:align="left"/>
    </style:style>
    <style:style style:name="Table18.A" style:family="table-column">
      <style:table-column-properties style:column-width="6.2403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2.4257in" table:align="left"/>
    </style:style>
    <style:style style:name="Table19.A" style:family="table-column">
      <style:table-column-properties style:column-width="2.4257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7583in" table:align="left"/>
    </style:style>
    <style:style style:name="Table20.A" style:family="table-column">
      <style:table-column-properties style:column-width="1.7583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0.8965in" table:align="left"/>
    </style:style>
    <style:style style:name="Table21.A" style:family="table-column">
      <style:table-column-properties style:column-width="0.8965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0.1986in" table:align="left"/>
    </style:style>
    <style:style style:name="Table22.A" style:family="table-column">
      <style:table-column-properties style:column-width="0.1986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1.6389in" table:align="left"/>
    </style:style>
    <style:style style:name="Table23.A" style:family="table-column">
      <style:table-column-properties style:column-width="1.6389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1.8306in" table:align="left"/>
    </style:style>
    <style:style style:name="Table24.A" style:family="table-column">
      <style:table-column-properties style:column-width="1.8306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0.9993in" table:align="left"/>
    </style:style>
    <style:style style:name="Table25.A" style:family="table-column">
      <style:table-column-properties style:column-width="0.9993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0.1986in" table:align="left"/>
    </style:style>
    <style:style style:name="Table26.A" style:family="table-column">
      <style:table-column-properties style:column-width="0.1986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1.675in" table:align="left"/>
    </style:style>
    <style:style style:name="Table27.A" style:family="table-column">
      <style:table-column-properties style:column-width="1.675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1.6292in" table:align="left"/>
    </style:style>
    <style:style style:name="Table28.A" style:family="table-column">
      <style:table-column-properties style:column-width="1.6292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1.0354in" table:align="left"/>
    </style:style>
    <style:style style:name="Table29.A" style:family="table-column">
      <style:table-column-properties style:column-width="1.0354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0.1986in" table:align="left"/>
    </style:style>
    <style:style style:name="Table30.A" style:family="table-column">
      <style:table-column-properties style:column-width="0.1986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0.1174in" table:align="left"/>
    </style:style>
    <style:style style:name="Table31.A" style:family="table-column">
      <style:table-column-properties style:column-width="0.1174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1.5743in" table:align="left"/>
    </style:style>
    <style:style style:name="Table32.A" style:family="table-column">
      <style:table-column-properties style:column-width="1.5743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0.9347in" table:align="left"/>
    </style:style>
    <style:style style:name="Table33.A" style:family="table-column">
      <style:table-column-properties style:column-width="0.9347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0.1986in" table:align="left"/>
    </style:style>
    <style:style style:name="Table34.A" style:family="table-column">
      <style:table-column-properties style:column-width="0.1986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2.1361in" table:align="left"/>
    </style:style>
    <style:style style:name="Table35.A" style:family="table-column">
      <style:table-column-properties style:column-width="2.1361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0.1986in" table:align="left"/>
    </style:style>
    <style:style style:name="Table36.A" style:family="table-column">
      <style:table-column-properties style:column-width="0.1986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3.1625in" table:align="left"/>
    </style:style>
    <style:style style:name="Table37.A" style:family="table-column">
      <style:table-column-properties style:column-width="3.1625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4.1007in" table:align="left"/>
    </style:style>
    <style:style style:name="Table38.A" style:family="table-column">
      <style:table-column-properties style:column-width="4.1007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9972in" table:align="left"/>
    </style:style>
    <style:style style:name="Table39.A" style:family="table-column">
      <style:table-column-properties style:column-width="0.9972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0.9972in" table:align="left"/>
    </style:style>
    <style:style style:name="Table40.A" style:family="table-column">
      <style:table-column-properties style:column-width="0.9972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1.5556in" table:align="left"/>
    </style:style>
    <style:style style:name="Table41.A" style:family="table-column">
      <style:table-column-properties style:column-width="1.5556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0.9972in" table:align="left"/>
    </style:style>
    <style:style style:name="Table42.A" style:family="table-column">
      <style:table-column-properties style:column-width="0.9972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3.9938in" table:align="left"/>
    </style:style>
    <style:style style:name="Table43.A" style:family="table-column">
      <style:table-column-properties style:column-width="3.9938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0.9972in" table:align="left"/>
    </style:style>
    <style:style style:name="Table44.A" style:family="table-column">
      <style:table-column-properties style:column-width="0.9972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1.5556in" table:align="left"/>
    </style:style>
    <style:style style:name="Table45.A" style:family="table-column">
      <style:table-column-properties style:column-width="1.5556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0.9972in" table:align="left"/>
    </style:style>
    <style:style style:name="Table46.A" style:family="table-column">
      <style:table-column-properties style:column-width="0.9972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0.9972in" table:align="left"/>
    </style:style>
    <style:style style:name="Table47.A" style:family="table-column">
      <style:table-column-properties style:column-width="0.9972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3.7465in" table:align="left"/>
    </style:style>
    <style:style style:name="Table48.A" style:family="table-column">
      <style:table-column-properties style:column-width="3.7465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0.1174in" table:align="left"/>
    </style:style>
    <style:style style:name="Table49.A" style:family="table-column">
      <style:table-column-properties style:column-width="0.1174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0.1986in" table:align="left"/>
    </style:style>
    <style:style style:name="Table50.A" style:family="table-column">
      <style:table-column-properties style:column-width="0.1986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0.4972in" table:align="left"/>
    </style:style>
    <style:style style:name="Table51.A" style:family="table-column">
      <style:table-column-properties style:column-width="0.4972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0.9972in" table:align="left"/>
    </style:style>
    <style:style style:name="Table52.A" style:family="table-column">
      <style:table-column-properties style:column-width="0.9972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0.9972in" table:align="left"/>
    </style:style>
    <style:style style:name="Table53.A" style:family="table-column">
      <style:table-column-properties style:column-width="0.9972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2.7743in" table:align="left"/>
    </style:style>
    <style:style style:name="Table54.A" style:family="table-column">
      <style:table-column-properties style:column-width="2.7743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0.1986in" table:align="left"/>
    </style:style>
    <style:style style:name="Table55.A" style:family="table-column">
      <style:table-column-properties style:column-width="0.1986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5.4201in" table:align="left"/>
    </style:style>
    <style:style style:name="Table56.A" style:family="table-column">
      <style:table-column-properties style:column-width="5.4201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1.9792in" table:align="left"/>
    </style:style>
    <style:style style:name="Table57.A" style:family="table-column">
      <style:table-column-properties style:column-width="1.9792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0.9674in" table:align="left"/>
    </style:style>
    <style:style style:name="Table58.A" style:family="table-column">
      <style:table-column-properties style:column-width="0.9674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5.6625in" table:align="left"/>
    </style:style>
    <style:style style:name="Table59.A" style:family="table-column">
      <style:table-column-properties style:column-width="5.6625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1.7701in" table:align="left"/>
    </style:style>
    <style:style style:name="Table60.A" style:family="table-column">
      <style:table-column-properties style:column-width="1.7701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1.234in" table:align="left"/>
    </style:style>
    <style:style style:name="Table61.A" style:family="table-column">
      <style:table-column-properties style:column-width="1.234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0.525in" table:align="left"/>
    </style:style>
    <style:style style:name="Table62.A" style:family="table-column">
      <style:table-column-properties style:column-width="0.525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4.9014in" table:align="left"/>
    </style:style>
    <style:style style:name="Table63.A" style:family="table-column">
      <style:table-column-properties style:column-width="4.9014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0.2403in" table:align="left"/>
    </style:style>
    <style:style style:name="Table64.A" style:family="table-column">
      <style:table-column-properties style:column-width="0.2403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0.8181in" table:align="left"/>
    </style:style>
    <style:style style:name="Table65.A" style:family="table-column">
      <style:table-column-properties style:column-width="0.8181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1.0951in" table:align="left"/>
    </style:style>
    <style:style style:name="Table66.A" style:family="table-column">
      <style:table-column-properties style:column-width="1.0951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1.859in" table:align="left"/>
    </style:style>
    <style:style style:name="Table67.A" style:family="table-column">
      <style:table-column-properties style:column-width="1.859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2.4417in" table:align="left"/>
    </style:style>
    <style:style style:name="Table68.A" style:family="table-column">
      <style:table-column-properties style:column-width="2.4417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2.175in" table:align="left"/>
    </style:style>
    <style:style style:name="Table69.A" style:family="table-column">
      <style:table-column-properties style:column-width="2.175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0.2403in" table:align="left"/>
    </style:style>
    <style:style style:name="Table70.A" style:family="table-column">
      <style:table-column-properties style:column-width="0.2403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0.1986in" table:align="left"/>
    </style:style>
    <style:style style:name="Table71.A" style:family="table-column">
      <style:table-column-properties style:column-width="0.1986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0.4556in" table:align="left"/>
    </style:style>
    <style:style style:name="Table72.A" style:family="table-column">
      <style:table-column-properties style:column-width="0.4556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1.7375in" table:align="left"/>
    </style:style>
    <style:style style:name="Table73.A" style:family="table-column">
      <style:table-column-properties style:column-width="1.7375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2.2264in" table:align="left"/>
    </style:style>
    <style:style style:name="Table74.A" style:family="table-column">
      <style:table-column-properties style:column-width="2.2264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2.175in" table:align="left"/>
    </style:style>
    <style:style style:name="Table75.A" style:family="table-column">
      <style:table-column-properties style:column-width="2.175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0.1986in" table:align="left"/>
    </style:style>
    <style:style style:name="Table76.A" style:family="table-column">
      <style:table-column-properties style:column-width="0.1986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1.8569in" table:align="left"/>
    </style:style>
    <style:style style:name="Table77.A" style:family="table-column">
      <style:table-column-properties style:column-width="1.8569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2.1368in" table:align="left"/>
    </style:style>
    <style:style style:name="Table78.A" style:family="table-column">
      <style:table-column-properties style:column-width="2.1368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0.1986in" table:align="left"/>
    </style:style>
    <style:style style:name="Table79.A" style:family="table-column">
      <style:table-column-properties style:column-width="0.1986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1.8806in" table:align="left"/>
    </style:style>
    <style:style style:name="Table80.A" style:family="table-column">
      <style:table-column-properties style:column-width="1.8806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2.1458in" table:align="left"/>
    </style:style>
    <style:style style:name="Table81.A" style:family="table-column">
      <style:table-column-properties style:column-width="2.1458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0.1986in" table:align="left"/>
    </style:style>
    <style:style style:name="Table82.A" style:family="table-column">
      <style:table-column-properties style:column-width="0.1986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0.3722in" table:align="left"/>
    </style:style>
    <style:style style:name="Table83.A" style:family="table-column">
      <style:table-column-properties style:column-width="0.3722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0.8979in" table:align="left"/>
    </style:style>
    <style:style style:name="Table84.A" style:family="table-column">
      <style:table-column-properties style:column-width="0.8979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0.1174in" table:align="left"/>
    </style:style>
    <style:style style:name="Table85.A" style:family="table-column">
      <style:table-column-properties style:column-width="0.1174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1.0951in" table:align="left"/>
    </style:style>
    <style:style style:name="Table86.A" style:family="table-column">
      <style:table-column-properties style:column-width="1.0951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0.1986in" table:align="left"/>
    </style:style>
    <style:style style:name="Table87.A" style:family="table-column">
      <style:table-column-properties style:column-width="0.1986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1.7375in" table:align="left"/>
    </style:style>
    <style:style style:name="Table88.A" style:family="table-column">
      <style:table-column-properties style:column-width="1.7375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2.4417in" table:align="left"/>
    </style:style>
    <style:style style:name="Table89.A" style:family="table-column">
      <style:table-column-properties style:column-width="2.4417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0.1986in" table:align="left"/>
    </style:style>
    <style:style style:name="Table90.A" style:family="table-column">
      <style:table-column-properties style:column-width="0.1986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2.0535in" table:align="left"/>
    </style:style>
    <style:style style:name="Table91.A" style:family="table-column">
      <style:table-column-properties style:column-width="2.0535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0.1986in" table:align="left"/>
    </style:style>
    <style:style style:name="Table92.A" style:family="table-column">
      <style:table-column-properties style:column-width="0.1986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0.1986in" table:align="left"/>
    </style:style>
    <style:style style:name="Table93.A" style:family="table-column">
      <style:table-column-properties style:column-width="0.1986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0.4972in" table:align="left"/>
    </style:style>
    <style:style style:name="Table94.A" style:family="table-column">
      <style:table-column-properties style:column-width="0.4972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1.7375in" table:align="left"/>
    </style:style>
    <style:style style:name="Table95.A" style:family="table-column">
      <style:table-column-properties style:column-width="1.7375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2.2264in" table:align="left"/>
    </style:style>
    <style:style style:name="Table96.A" style:family="table-column">
      <style:table-column-properties style:column-width="2.2264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0.1986in" table:align="left"/>
    </style:style>
    <style:style style:name="Table97.A" style:family="table-column">
      <style:table-column-properties style:column-width="0.1986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2.0535in" table:align="left"/>
    </style:style>
    <style:style style:name="Table98.A" style:family="table-column">
      <style:table-column-properties style:column-width="2.0535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0.1986in" table:align="left"/>
    </style:style>
    <style:style style:name="Table99.A" style:family="table-column">
      <style:table-column-properties style:column-width="0.1986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1.7743in" table:align="left"/>
    </style:style>
    <style:style style:name="Table100.A" style:family="table-column">
      <style:table-column-properties style:column-width="1.7743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0.1986in" table:align="left"/>
    </style:style>
    <style:style style:name="Table101.A" style:family="table-column">
      <style:table-column-properties style:column-width="0.1986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2.0535in" table:align="left"/>
    </style:style>
    <style:style style:name="Table102.A" style:family="table-column">
      <style:table-column-properties style:column-width="2.0535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0.1986in" table:align="left"/>
    </style:style>
    <style:style style:name="Table103.A" style:family="table-column">
      <style:table-column-properties style:column-width="0.1986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5.3382in" table:align="left"/>
    </style:style>
    <style:style style:name="Table104.A" style:family="table-column">
      <style:table-column-properties style:column-width="5.3382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0.1986in" table:align="left"/>
    </style:style>
    <style:style style:name="Table105.A" style:family="table-column">
      <style:table-column-properties style:column-width="0.1986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1.834in" table:align="left"/>
    </style:style>
    <style:style style:name="Table106.A" style:family="table-column">
      <style:table-column-properties style:column-width="1.834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0.1986in" table:align="left"/>
    </style:style>
    <style:style style:name="Table107.A" style:family="table-column">
      <style:table-column-properties style:column-width="0.1986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0.1986in" table:align="left"/>
    </style:style>
    <style:style style:name="Table108.A" style:family="table-column">
      <style:table-column-properties style:column-width="0.1986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1.1826in" table:align="left"/>
    </style:style>
    <style:style style:name="Table109.A" style:family="table-column">
      <style:table-column-properties style:column-width="1.1826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0.7139in" table:align="left"/>
    </style:style>
    <style:style style:name="Table110.A" style:family="table-column">
      <style:table-column-properties style:column-width="0.7139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0.2403in" table:align="left"/>
    </style:style>
    <style:style style:name="Table111.A" style:family="table-column">
      <style:table-column-properties style:column-width="0.2403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3.7653in" table:align="left"/>
    </style:style>
    <style:style style:name="Table112.A" style:family="table-column">
      <style:table-column-properties style:column-width="3.7653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1.6944in" table:align="left"/>
    </style:style>
    <style:style style:name="Table113.A" style:family="table-column">
      <style:table-column-properties style:column-width="1.6944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1.5535in" table:align="left"/>
    </style:style>
    <style:style style:name="Table114.A" style:family="table-column">
      <style:table-column-properties style:column-width="1.5535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1.9917in" table:align="left"/>
    </style:style>
    <style:style style:name="Table115.A" style:family="table-column">
      <style:table-column-properties style:column-width="1.9917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0.1986in" table:align="left"/>
    </style:style>
    <style:style style:name="Table116.A" style:family="table-column">
      <style:table-column-properties style:column-width="0.1986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1.0514in" table:align="left"/>
    </style:style>
    <style:style style:name="Table117.A" style:family="table-column">
      <style:table-column-properties style:column-width="1.0514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2.2563in" table:align="left"/>
    </style:style>
    <style:style style:name="Table118.A" style:family="table-column">
      <style:table-column-properties style:column-width="2.2563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4.675in" table:align="left"/>
    </style:style>
    <style:style style:name="Table119.A" style:family="table-column">
      <style:table-column-properties style:column-width="4.675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0.1986in" table:align="left"/>
    </style:style>
    <style:style style:name="Table120.A" style:family="table-column">
      <style:table-column-properties style:column-width="0.1986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1.8625in" table:align="left"/>
    </style:style>
    <style:style style:name="Table121.A" style:family="table-column">
      <style:table-column-properties style:column-width="1.8625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0.1986in" table:align="left"/>
    </style:style>
    <style:style style:name="Table122.A" style:family="table-column">
      <style:table-column-properties style:column-width="0.1986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0.1986in" table:align="left"/>
    </style:style>
    <style:style style:name="Table123.A" style:family="table-column">
      <style:table-column-properties style:column-width="0.1986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0.1986in" table:align="left"/>
    </style:style>
    <style:style style:name="Table124.A" style:family="table-column">
      <style:table-column-properties style:column-width="0.1986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2.2646in" table:align="left"/>
    </style:style>
    <style:style style:name="Table125.A" style:family="table-column">
      <style:table-column-properties style:column-width="2.2646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2.3611in" table:align="left"/>
    </style:style>
    <style:style style:name="Table126.A" style:family="table-column">
      <style:table-column-properties style:column-width="2.3611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0.1986in" table:align="left"/>
    </style:style>
    <style:style style:name="Table127.A" style:family="table-column">
      <style:table-column-properties style:column-width="0.1986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6.6931in" table:align="left"/>
    </style:style>
    <style:style style:name="Table128.A" style:family="table-column">
      <style:table-column-properties style:column-width="6.6931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3.1243in" table:align="left"/>
    </style:style>
    <style:style style:name="Table129.A" style:family="table-column">
      <style:table-column-properties style:column-width="3.1243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2.8875in" table:align="left"/>
    </style:style>
    <style:style style:name="Table130.A" style:family="table-column">
      <style:table-column-properties style:column-width="2.8875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1.3in" table:align="left"/>
    </style:style>
    <style:style style:name="Table131.A" style:family="table-column">
      <style:table-column-properties style:column-width="1.3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1.6174in" table:align="left"/>
    </style:style>
    <style:style style:name="Table132.A" style:family="table-column">
      <style:table-column-properties style:column-width="1.6174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0.9757in" table:align="left"/>
    </style:style>
    <style:style style:name="Table133.A" style:family="table-column">
      <style:table-column-properties style:column-width="0.9757in"/>
    </style:style>
    <style:style style:name="Table133.A1" style:family="table-cell">
      <style:table-cell-properties style:vertical-align="middle" fo:padding="0.0194in" fo:border="none"/>
    </style:style>
    <style:style style:name="Table134" style:family="table">
      <style:table-properties style:width="0.1986in" table:align="left"/>
    </style:style>
    <style:style style:name="Table134.A" style:family="table-column">
      <style:table-column-properties style:column-width="0.1986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1.7639in" table:align="left"/>
    </style:style>
    <style:style style:name="Table135.A" style:family="table-column">
      <style:table-column-properties style:column-width="1.7639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1.7833in" table:align="left"/>
    </style:style>
    <style:style style:name="Table136.A" style:family="table-column">
      <style:table-column-properties style:column-width="1.7833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1.7736in" table:align="left"/>
    </style:style>
    <style:style style:name="Table137.A" style:family="table-column">
      <style:table-column-properties style:column-width="1.7736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1.7736in" table:align="left"/>
    </style:style>
    <style:style style:name="Table138.A" style:family="table-column">
      <style:table-column-properties style:column-width="1.7736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1.7833in" table:align="left"/>
    </style:style>
    <style:style style:name="Table139.A" style:family="table-column">
      <style:table-column-properties style:column-width="1.7833in"/>
    </style:style>
    <style:style style:name="Table139.A1" style:family="table-cell">
      <style:table-cell-properties style:vertical-align="middle" fo:padding="0.0194in" fo:border="none"/>
    </style:style>
    <style:style style:name="Table140" style:family="table">
      <style:table-properties style:width="1.7542in" table:align="left"/>
    </style:style>
    <style:style style:name="Table140.A" style:family="table-column">
      <style:table-column-properties style:column-width="1.7542in"/>
    </style:style>
    <style:style style:name="Table140.A1" style:family="table-cell">
      <style:table-cell-properties style:vertical-align="middle" fo:padding="0.0194in" fo:border="none"/>
    </style:style>
    <style:style style:name="Table141" style:family="table">
      <style:table-properties style:width="1.7833in" table:align="left"/>
    </style:style>
    <style:style style:name="Table141.A" style:family="table-column">
      <style:table-column-properties style:column-width="1.7833in"/>
    </style:style>
    <style:style style:name="Table141.A1" style:family="table-cell">
      <style:table-cell-properties style:vertical-align="middle" fo:padding="0.0194in" fo:border="none"/>
    </style:style>
    <style:style style:name="Table142" style:family="table">
      <style:table-properties style:width="0.1986in" table:align="left"/>
    </style:style>
    <style:style style:name="Table142.A" style:family="table-column">
      <style:table-column-properties style:column-width="0.1986in"/>
    </style:style>
    <style:style style:name="Table142.A1" style:family="table-cell">
      <style:table-cell-properties style:vertical-align="middle" fo:padding="0.0194in" fo:border="none"/>
    </style:style>
    <style:style style:name="Table143" style:family="table">
      <style:table-properties style:width="1.2743in" table:align="left"/>
    </style:style>
    <style:style style:name="Table143.A" style:family="table-column">
      <style:table-column-properties style:column-width="1.2743in"/>
    </style:style>
    <style:style style:name="Table143.A1" style:family="table-cell">
      <style:table-cell-properties style:vertical-align="middle" fo:padding="0.0194in" fo:border="none"/>
    </style:style>
    <style:style style:name="Table144" style:family="table">
      <style:table-properties style:width="0.1986in" table:align="left"/>
    </style:style>
    <style:style style:name="Table144.A" style:family="table-column">
      <style:table-column-properties style:column-width="0.1986in"/>
    </style:style>
    <style:style style:name="Table144.A1" style:family="table-cell">
      <style:table-cell-properties style:vertical-align="middle" fo:padding="0.0194in" fo:border="none"/>
    </style:style>
    <style:style style:name="Table145" style:family="table">
      <style:table-properties style:width="1.7639in" table:align="left"/>
    </style:style>
    <style:style style:name="Table145.A" style:family="table-column">
      <style:table-column-properties style:column-width="1.7639in"/>
    </style:style>
    <style:style style:name="Table145.A1" style:family="table-cell">
      <style:table-cell-properties style:vertical-align="middle" fo:padding="0.0194in" fo:border="none"/>
    </style:style>
    <style:style style:name="Table146" style:family="table">
      <style:table-properties style:width="1.7833in" table:align="left"/>
    </style:style>
    <style:style style:name="Table146.A" style:family="table-column">
      <style:table-column-properties style:column-width="1.7833in"/>
    </style:style>
    <style:style style:name="Table146.A1" style:family="table-cell">
      <style:table-cell-properties style:vertical-align="middle" fo:padding="0.0194in" fo:border="none"/>
    </style:style>
    <style:style style:name="Table147" style:family="table">
      <style:table-properties style:width="1.7736in" table:align="left"/>
    </style:style>
    <style:style style:name="Table147.A" style:family="table-column">
      <style:table-column-properties style:column-width="1.7736in"/>
    </style:style>
    <style:style style:name="Table147.A1" style:family="table-cell">
      <style:table-cell-properties style:vertical-align="middle" fo:padding="0.0194in" fo:border="none"/>
    </style:style>
    <style:style style:name="Table148" style:family="table">
      <style:table-properties style:width="1.7736in" table:align="left"/>
    </style:style>
    <style:style style:name="Table148.A" style:family="table-column">
      <style:table-column-properties style:column-width="1.7736in"/>
    </style:style>
    <style:style style:name="Table148.A1" style:family="table-cell">
      <style:table-cell-properties style:vertical-align="middle" fo:padding="0.0194in" fo:border="none"/>
    </style:style>
    <style:style style:name="Table149" style:family="table">
      <style:table-properties style:width="1.7833in" table:align="left"/>
    </style:style>
    <style:style style:name="Table149.A" style:family="table-column">
      <style:table-column-properties style:column-width="1.7833in"/>
    </style:style>
    <style:style style:name="Table149.A1" style:family="table-cell">
      <style:table-cell-properties style:vertical-align="middle" fo:padding="0.0194in" fo:border="none"/>
    </style:style>
    <style:style style:name="Table150" style:family="table">
      <style:table-properties style:width="1.7542in" table:align="left"/>
    </style:style>
    <style:style style:name="Table150.A" style:family="table-column">
      <style:table-column-properties style:column-width="1.7542in"/>
    </style:style>
    <style:style style:name="Table150.A1" style:family="table-cell">
      <style:table-cell-properties style:vertical-align="middle" fo:padding="0.0194in" fo:border="none"/>
    </style:style>
    <style:style style:name="Table151" style:family="table">
      <style:table-properties style:width="1.7833in" table:align="left"/>
    </style:style>
    <style:style style:name="Table151.A" style:family="table-column">
      <style:table-column-properties style:column-width="1.7833in"/>
    </style:style>
    <style:style style:name="Table151.A1" style:family="table-cell">
      <style:table-cell-properties style:vertical-align="middle" fo:padding="0.0194in" fo:border="none"/>
    </style:style>
    <style:style style:name="Table152" style:family="table">
      <style:table-properties style:width="0.1986in" table:align="left"/>
    </style:style>
    <style:style style:name="Table152.A" style:family="table-column">
      <style:table-column-properties style:column-width="0.1986in"/>
    </style:style>
    <style:style style:name="Table152.A1" style:family="table-cell">
      <style:table-cell-properties style:vertical-align="middle" fo:padding="0.0194in" fo:border="none"/>
    </style:style>
    <style:style style:name="Table153" style:family="table">
      <style:table-properties style:width="1.2743in" table:align="left"/>
    </style:style>
    <style:style style:name="Table153.A" style:family="table-column">
      <style:table-column-properties style:column-width="1.2743in"/>
    </style:style>
    <style:style style:name="Table153.A1" style:family="table-cell">
      <style:table-cell-properties style:vertical-align="middle" fo:padding="0.0194in" fo:border="none"/>
    </style:style>
    <style:style style:name="Table154" style:family="table">
      <style:table-properties style:width="1.8438in" table:align="left"/>
    </style:style>
    <style:style style:name="Table154.A" style:family="table-column">
      <style:table-column-properties style:column-width="1.8438in"/>
    </style:style>
    <style:style style:name="Table154.A1" style:family="table-cell">
      <style:table-cell-properties style:vertical-align="middle" fo:padding="0.0194in" fo:border="none"/>
    </style:style>
    <style:style style:name="Table155" style:family="table">
      <style:table-properties style:width="1.7833in" table:align="left"/>
    </style:style>
    <style:style style:name="Table155.A" style:family="table-column">
      <style:table-column-properties style:column-width="1.7833in"/>
    </style:style>
    <style:style style:name="Table155.A1" style:family="table-cell">
      <style:table-cell-properties style:vertical-align="middle" fo:padding="0.0194in" fo:border="none"/>
    </style:style>
    <style:style style:name="Table156" style:family="table">
      <style:table-properties style:width="1.7736in" table:align="left"/>
    </style:style>
    <style:style style:name="Table156.A" style:family="table-column">
      <style:table-column-properties style:column-width="1.7736in"/>
    </style:style>
    <style:style style:name="Table156.A1" style:family="table-cell">
      <style:table-cell-properties style:vertical-align="middle" fo:padding="0.0194in" fo:border="none"/>
    </style:style>
    <style:style style:name="Table157" style:family="table">
      <style:table-properties style:width="1.7736in" table:align="left"/>
    </style:style>
    <style:style style:name="Table157.A" style:family="table-column">
      <style:table-column-properties style:column-width="1.7736in"/>
    </style:style>
    <style:style style:name="Table157.A1" style:family="table-cell">
      <style:table-cell-properties style:vertical-align="middle" fo:padding="0.0194in" fo:border="none"/>
    </style:style>
    <style:style style:name="Table158" style:family="table">
      <style:table-properties style:width="1.7833in" table:align="left"/>
    </style:style>
    <style:style style:name="Table158.A" style:family="table-column">
      <style:table-column-properties style:column-width="1.7833in"/>
    </style:style>
    <style:style style:name="Table158.A1" style:family="table-cell">
      <style:table-cell-properties style:vertical-align="middle" fo:padding="0.0194in" fo:border="none"/>
    </style:style>
    <style:style style:name="Table159" style:family="table">
      <style:table-properties style:width="1.7542in" table:align="left"/>
    </style:style>
    <style:style style:name="Table159.A" style:family="table-column">
      <style:table-column-properties style:column-width="1.7542in"/>
    </style:style>
    <style:style style:name="Table159.A1" style:family="table-cell">
      <style:table-cell-properties style:vertical-align="middle" fo:padding="0.0194in" fo:border="none"/>
    </style:style>
    <style:style style:name="Table160" style:family="table">
      <style:table-properties style:width="1.7833in" table:align="left"/>
    </style:style>
    <style:style style:name="Table160.A" style:family="table-column">
      <style:table-column-properties style:column-width="1.7833in"/>
    </style:style>
    <style:style style:name="Table160.A1" style:family="table-cell">
      <style:table-cell-properties style:vertical-align="middle" fo:padding="0.0194in" fo:border="none"/>
    </style:style>
    <style:style style:name="Table161" style:family="table">
      <style:table-properties style:width="0.1986in" table:align="left"/>
    </style:style>
    <style:style style:name="Table161.A" style:family="table-column">
      <style:table-column-properties style:column-width="0.1986in"/>
    </style:style>
    <style:style style:name="Table161.A1" style:family="table-cell">
      <style:table-cell-properties style:vertical-align="middle" fo:padding="0.0194in" fo:border="none"/>
    </style:style>
    <style:style style:name="Table162" style:family="table">
      <style:table-properties style:width="1.2743in" table:align="left"/>
    </style:style>
    <style:style style:name="Table162.A" style:family="table-column">
      <style:table-column-properties style:column-width="1.2743in"/>
    </style:style>
    <style:style style:name="Table162.A1" style:family="table-cell">
      <style:table-cell-properties style:vertical-align="middle" fo:padding="0.0194in" fo:border="none"/>
    </style:style>
    <style:style style:name="Table163" style:family="table">
      <style:table-properties style:width="1.8438in" table:align="left"/>
    </style:style>
    <style:style style:name="Table163.A" style:family="table-column">
      <style:table-column-properties style:column-width="1.8438in"/>
    </style:style>
    <style:style style:name="Table163.A1" style:family="table-cell">
      <style:table-cell-properties style:vertical-align="middle" fo:padding="0.0194in" fo:border="none"/>
    </style:style>
    <style:style style:name="Table164" style:family="table">
      <style:table-properties style:width="1.7833in" table:align="left"/>
    </style:style>
    <style:style style:name="Table164.A" style:family="table-column">
      <style:table-column-properties style:column-width="1.7833in"/>
    </style:style>
    <style:style style:name="Table164.A1" style:family="table-cell">
      <style:table-cell-properties style:vertical-align="middle" fo:padding="0.0194in" fo:border="none"/>
    </style:style>
    <style:style style:name="Table165" style:family="table">
      <style:table-properties style:width="1.7736in" table:align="left"/>
    </style:style>
    <style:style style:name="Table165.A" style:family="table-column">
      <style:table-column-properties style:column-width="1.7736in"/>
    </style:style>
    <style:style style:name="Table165.A1" style:family="table-cell">
      <style:table-cell-properties style:vertical-align="middle" fo:padding="0.0194in" fo:border="none"/>
    </style:style>
    <style:style style:name="Table166" style:family="table">
      <style:table-properties style:width="1.7736in" table:align="left"/>
    </style:style>
    <style:style style:name="Table166.A" style:family="table-column">
      <style:table-column-properties style:column-width="1.7736in"/>
    </style:style>
    <style:style style:name="Table166.A1" style:family="table-cell">
      <style:table-cell-properties style:vertical-align="middle" fo:padding="0.0194in" fo:border="none"/>
    </style:style>
    <style:style style:name="Table167" style:family="table">
      <style:table-properties style:width="1.7833in" table:align="left"/>
    </style:style>
    <style:style style:name="Table167.A" style:family="table-column">
      <style:table-column-properties style:column-width="1.7833in"/>
    </style:style>
    <style:style style:name="Table167.A1" style:family="table-cell">
      <style:table-cell-properties style:vertical-align="middle" fo:padding="0.0194in" fo:border="none"/>
    </style:style>
    <style:style style:name="Table168" style:family="table">
      <style:table-properties style:width="1.7542in" table:align="left"/>
    </style:style>
    <style:style style:name="Table168.A" style:family="table-column">
      <style:table-column-properties style:column-width="1.7542in"/>
    </style:style>
    <style:style style:name="Table168.A1" style:family="table-cell">
      <style:table-cell-properties style:vertical-align="middle" fo:padding="0.0194in" fo:border="none"/>
    </style:style>
    <style:style style:name="Table169" style:family="table">
      <style:table-properties style:width="1.7833in" table:align="left"/>
    </style:style>
    <style:style style:name="Table169.A" style:family="table-column">
      <style:table-column-properties style:column-width="1.7833in"/>
    </style:style>
    <style:style style:name="Table169.A1" style:family="table-cell">
      <style:table-cell-properties style:vertical-align="middle" fo:padding="0.0194in" fo:border="none"/>
    </style:style>
    <style:style style:name="Table170" style:family="table">
      <style:table-properties style:width="0.1986in" table:align="left"/>
    </style:style>
    <style:style style:name="Table170.A" style:family="table-column">
      <style:table-column-properties style:column-width="0.1986in"/>
    </style:style>
    <style:style style:name="Table170.A1" style:family="table-cell">
      <style:table-cell-properties style:vertical-align="middle" fo:padding="0.0194in" fo:border="none"/>
    </style:style>
    <style:style style:name="Table171" style:family="table">
      <style:table-properties style:width="1.2743in" table:align="left"/>
    </style:style>
    <style:style style:name="Table171.A" style:family="table-column">
      <style:table-column-properties style:column-width="1.2743in"/>
    </style:style>
    <style:style style:name="Table171.A1" style:family="table-cell">
      <style:table-cell-properties style:vertical-align="middle" fo:padding="0.0194in" fo:border="none"/>
    </style:style>
    <style:style style:name="Table172" style:family="table">
      <style:table-properties style:width="1.8438in" table:align="left"/>
    </style:style>
    <style:style style:name="Table172.A" style:family="table-column">
      <style:table-column-properties style:column-width="1.8438in"/>
    </style:style>
    <style:style style:name="Table172.A1" style:family="table-cell">
      <style:table-cell-properties style:vertical-align="middle" fo:padding="0.0194in" fo:border="none"/>
    </style:style>
    <style:style style:name="Table173" style:family="table">
      <style:table-properties style:width="1.7833in" table:align="left"/>
    </style:style>
    <style:style style:name="Table173.A" style:family="table-column">
      <style:table-column-properties style:column-width="1.7833in"/>
    </style:style>
    <style:style style:name="Table173.A1" style:family="table-cell">
      <style:table-cell-properties style:vertical-align="middle" fo:padding="0.0194in" fo:border="none"/>
    </style:style>
    <style:style style:name="Table174" style:family="table">
      <style:table-properties style:width="1.7736in" table:align="left"/>
    </style:style>
    <style:style style:name="Table174.A" style:family="table-column">
      <style:table-column-properties style:column-width="1.7736in"/>
    </style:style>
    <style:style style:name="Table174.A1" style:family="table-cell">
      <style:table-cell-properties style:vertical-align="middle" fo:padding="0.0194in" fo:border="none"/>
    </style:style>
    <style:style style:name="Table175" style:family="table">
      <style:table-properties style:width="1.7736in" table:align="left"/>
    </style:style>
    <style:style style:name="Table175.A" style:family="table-column">
      <style:table-column-properties style:column-width="1.7736in"/>
    </style:style>
    <style:style style:name="Table175.A1" style:family="table-cell">
      <style:table-cell-properties style:vertical-align="middle" fo:padding="0.0194in" fo:border="none"/>
    </style:style>
    <style:style style:name="Table176" style:family="table">
      <style:table-properties style:width="1.7833in" table:align="left"/>
    </style:style>
    <style:style style:name="Table176.A" style:family="table-column">
      <style:table-column-properties style:column-width="1.7833in"/>
    </style:style>
    <style:style style:name="Table176.A1" style:family="table-cell">
      <style:table-cell-properties style:vertical-align="middle" fo:padding="0.0194in" fo:border="none"/>
    </style:style>
    <style:style style:name="Table177" style:family="table">
      <style:table-properties style:width="1.7542in" table:align="left"/>
    </style:style>
    <style:style style:name="Table177.A" style:family="table-column">
      <style:table-column-properties style:column-width="1.7542in"/>
    </style:style>
    <style:style style:name="Table177.A1" style:family="table-cell">
      <style:table-cell-properties style:vertical-align="middle" fo:padding="0.0194in" fo:border="none"/>
    </style:style>
    <style:style style:name="Table178" style:family="table">
      <style:table-properties style:width="1.7833in" table:align="left"/>
    </style:style>
    <style:style style:name="Table178.A" style:family="table-column">
      <style:table-column-properties style:column-width="1.7833in"/>
    </style:style>
    <style:style style:name="Table178.A1" style:family="table-cell">
      <style:table-cell-properties style:vertical-align="middle" fo:padding="0.0194in" fo:border="none"/>
    </style:style>
    <style:style style:name="Table179" style:family="table">
      <style:table-properties style:width="0.1986in" table:align="left"/>
    </style:style>
    <style:style style:name="Table179.A" style:family="table-column">
      <style:table-column-properties style:column-width="0.1986in"/>
    </style:style>
    <style:style style:name="Table179.A1" style:family="table-cell">
      <style:table-cell-properties style:vertical-align="middle" fo:padding="0.0194in" fo:border="none"/>
    </style:style>
    <style:style style:name="Table180" style:family="table">
      <style:table-properties style:width="1.2743in" table:align="left"/>
    </style:style>
    <style:style style:name="Table180.A" style:family="table-column">
      <style:table-column-properties style:column-width="1.2743in"/>
    </style:style>
    <style:style style:name="Table180.A1" style:family="table-cell">
      <style:table-cell-properties style:vertical-align="middle" fo:padding="0.0194in" fo:border="none"/>
    </style:style>
    <style:style style:name="Table181" style:family="table">
      <style:table-properties style:width="1.8438in" table:align="left"/>
    </style:style>
    <style:style style:name="Table181.A" style:family="table-column">
      <style:table-column-properties style:column-width="1.8438in"/>
    </style:style>
    <style:style style:name="Table181.A1" style:family="table-cell">
      <style:table-cell-properties style:vertical-align="middle" fo:padding="0.0194in" fo:border="none"/>
    </style:style>
    <style:style style:name="Table182" style:family="table">
      <style:table-properties style:width="1.7833in" table:align="left"/>
    </style:style>
    <style:style style:name="Table182.A" style:family="table-column">
      <style:table-column-properties style:column-width="1.7833in"/>
    </style:style>
    <style:style style:name="Table182.A1" style:family="table-cell">
      <style:table-cell-properties style:vertical-align="middle" fo:padding="0.0194in" fo:border="none"/>
    </style:style>
    <style:style style:name="Table183" style:family="table">
      <style:table-properties style:width="1.7736in" table:align="left"/>
    </style:style>
    <style:style style:name="Table183.A" style:family="table-column">
      <style:table-column-properties style:column-width="1.7736in"/>
    </style:style>
    <style:style style:name="Table183.A1" style:family="table-cell">
      <style:table-cell-properties style:vertical-align="middle" fo:padding="0.0194in" fo:border="none"/>
    </style:style>
    <style:style style:name="Table184" style:family="table">
      <style:table-properties style:width="1.7736in" table:align="left"/>
    </style:style>
    <style:style style:name="Table184.A" style:family="table-column">
      <style:table-column-properties style:column-width="1.7736in"/>
    </style:style>
    <style:style style:name="Table184.A1" style:family="table-cell">
      <style:table-cell-properties style:vertical-align="middle" fo:padding="0.0194in" fo:border="none"/>
    </style:style>
    <style:style style:name="Table185" style:family="table">
      <style:table-properties style:width="1.7833in" table:align="left"/>
    </style:style>
    <style:style style:name="Table185.A" style:family="table-column">
      <style:table-column-properties style:column-width="1.7833in"/>
    </style:style>
    <style:style style:name="Table185.A1" style:family="table-cell">
      <style:table-cell-properties style:vertical-align="middle" fo:padding="0.0194in" fo:border="none"/>
    </style:style>
    <style:style style:name="Table186" style:family="table">
      <style:table-properties style:width="1.7542in" table:align="left"/>
    </style:style>
    <style:style style:name="Table186.A" style:family="table-column">
      <style:table-column-properties style:column-width="1.7542in"/>
    </style:style>
    <style:style style:name="Table186.A1" style:family="table-cell">
      <style:table-cell-properties style:vertical-align="middle" fo:padding="0.0194in" fo:border="none"/>
    </style:style>
    <style:style style:name="Table187" style:family="table">
      <style:table-properties style:width="1.7833in" table:align="left"/>
    </style:style>
    <style:style style:name="Table187.A" style:family="table-column">
      <style:table-column-properties style:column-width="1.7833in"/>
    </style:style>
    <style:style style:name="Table187.A1" style:family="table-cell">
      <style:table-cell-properties style:vertical-align="middle" fo:padding="0.0194in" fo:border="none"/>
    </style:style>
    <style:style style:name="Table188" style:family="table">
      <style:table-properties style:width="0.1986in" table:align="left"/>
    </style:style>
    <style:style style:name="Table188.A" style:family="table-column">
      <style:table-column-properties style:column-width="0.1986in"/>
    </style:style>
    <style:style style:name="Table188.A1" style:family="table-cell">
      <style:table-cell-properties style:vertical-align="middle" fo:padding="0.0194in" fo:border="none"/>
    </style:style>
    <style:style style:name="Table189" style:family="table">
      <style:table-properties style:width="1.2743in" table:align="left"/>
    </style:style>
    <style:style style:name="Table189.A" style:family="table-column">
      <style:table-column-properties style:column-width="1.2743in"/>
    </style:style>
    <style:style style:name="Table189.A1" style:family="table-cell">
      <style:table-cell-properties style:vertical-align="middle" fo:padding="0.0194in" fo:border="none"/>
    </style:style>
    <style:style style:name="Table190" style:family="table">
      <style:table-properties style:width="1.8438in" table:align="left"/>
    </style:style>
    <style:style style:name="Table190.A" style:family="table-column">
      <style:table-column-properties style:column-width="1.8438in"/>
    </style:style>
    <style:style style:name="Table190.A1" style:family="table-cell">
      <style:table-cell-properties style:vertical-align="middle" fo:padding="0.0194in" fo:border="none"/>
    </style:style>
    <style:style style:name="Table191" style:family="table">
      <style:table-properties style:width="1.7833in" table:align="left"/>
    </style:style>
    <style:style style:name="Table191.A" style:family="table-column">
      <style:table-column-properties style:column-width="1.7833in"/>
    </style:style>
    <style:style style:name="Table191.A1" style:family="table-cell">
      <style:table-cell-properties style:vertical-align="middle" fo:padding="0.0194in" fo:border="none"/>
    </style:style>
    <style:style style:name="Table192" style:family="table">
      <style:table-properties style:width="1.7736in" table:align="left"/>
    </style:style>
    <style:style style:name="Table192.A" style:family="table-column">
      <style:table-column-properties style:column-width="1.7736in"/>
    </style:style>
    <style:style style:name="Table192.A1" style:family="table-cell">
      <style:table-cell-properties style:vertical-align="middle" fo:padding="0.0194in" fo:border="none"/>
    </style:style>
    <style:style style:name="Table193" style:family="table">
      <style:table-properties style:width="1.7736in" table:align="left"/>
    </style:style>
    <style:style style:name="Table193.A" style:family="table-column">
      <style:table-column-properties style:column-width="1.7736in"/>
    </style:style>
    <style:style style:name="Table193.A1" style:family="table-cell">
      <style:table-cell-properties style:vertical-align="middle" fo:padding="0.0194in" fo:border="none"/>
    </style:style>
    <style:style style:name="Table194" style:family="table">
      <style:table-properties style:width="1.7833in" table:align="left"/>
    </style:style>
    <style:style style:name="Table194.A" style:family="table-column">
      <style:table-column-properties style:column-width="1.7833in"/>
    </style:style>
    <style:style style:name="Table194.A1" style:family="table-cell">
      <style:table-cell-properties style:vertical-align="middle" fo:padding="0.0194in" fo:border="none"/>
    </style:style>
    <style:style style:name="Table195" style:family="table">
      <style:table-properties style:width="1.7542in" table:align="left"/>
    </style:style>
    <style:style style:name="Table195.A" style:family="table-column">
      <style:table-column-properties style:column-width="1.7542in"/>
    </style:style>
    <style:style style:name="Table195.A1" style:family="table-cell">
      <style:table-cell-properties style:vertical-align="middle" fo:padding="0.0194in" fo:border="none"/>
    </style:style>
    <style:style style:name="Table196" style:family="table">
      <style:table-properties style:width="1.7833in" table:align="left"/>
    </style:style>
    <style:style style:name="Table196.A" style:family="table-column">
      <style:table-column-properties style:column-width="1.7833in"/>
    </style:style>
    <style:style style:name="Table196.A1" style:family="table-cell">
      <style:table-cell-properties style:vertical-align="middle" fo:padding="0.0194in" fo:border="none"/>
    </style:style>
    <style:style style:name="Table197" style:family="table">
      <style:table-properties style:width="0.1986in" table:align="left"/>
    </style:style>
    <style:style style:name="Table197.A" style:family="table-column">
      <style:table-column-properties style:column-width="0.1986in"/>
    </style:style>
    <style:style style:name="Table197.A1" style:family="table-cell">
      <style:table-cell-properties style:vertical-align="middle" fo:padding="0.0194in" fo:border="none"/>
    </style:style>
    <style:style style:name="Table198" style:family="table">
      <style:table-properties style:width="1.2743in" table:align="left"/>
    </style:style>
    <style:style style:name="Table198.A" style:family="table-column">
      <style:table-column-properties style:column-width="1.2743in"/>
    </style:style>
    <style:style style:name="Table198.A1" style:family="table-cell">
      <style:table-cell-properties style:vertical-align="middle" fo:padding="0.0194in" fo:border="none"/>
    </style:style>
    <style:style style:name="Table199" style:family="table">
      <style:table-properties style:width="1.8438in" table:align="left"/>
    </style:style>
    <style:style style:name="Table199.A" style:family="table-column">
      <style:table-column-properties style:column-width="1.8438in"/>
    </style:style>
    <style:style style:name="Table199.A1" style:family="table-cell">
      <style:table-cell-properties style:vertical-align="middle" fo:padding="0.0194in" fo:border="none"/>
    </style:style>
    <style:style style:name="Table200" style:family="table">
      <style:table-properties style:width="1.7833in" table:align="left"/>
    </style:style>
    <style:style style:name="Table200.A" style:family="table-column">
      <style:table-column-properties style:column-width="1.7833in"/>
    </style:style>
    <style:style style:name="Table200.A1" style:family="table-cell">
      <style:table-cell-properties style:vertical-align="middle" fo:padding="0.0194in" fo:border="none"/>
    </style:style>
    <style:style style:name="Table201" style:family="table">
      <style:table-properties style:width="1.7736in" table:align="left"/>
    </style:style>
    <style:style style:name="Table201.A" style:family="table-column">
      <style:table-column-properties style:column-width="1.7736in"/>
    </style:style>
    <style:style style:name="Table201.A1" style:family="table-cell">
      <style:table-cell-properties style:vertical-align="middle" fo:padding="0.0194in" fo:border="none"/>
    </style:style>
    <style:style style:name="Table202" style:family="table">
      <style:table-properties style:width="1.7736in" table:align="left"/>
    </style:style>
    <style:style style:name="Table202.A" style:family="table-column">
      <style:table-column-properties style:column-width="1.7736in"/>
    </style:style>
    <style:style style:name="Table202.A1" style:family="table-cell">
      <style:table-cell-properties style:vertical-align="middle" fo:padding="0.0194in" fo:border="none"/>
    </style:style>
    <style:style style:name="Table203" style:family="table">
      <style:table-properties style:width="1.7833in" table:align="left"/>
    </style:style>
    <style:style style:name="Table203.A" style:family="table-column">
      <style:table-column-properties style:column-width="1.7833in"/>
    </style:style>
    <style:style style:name="Table203.A1" style:family="table-cell">
      <style:table-cell-properties style:vertical-align="middle" fo:padding="0.0194in" fo:border="none"/>
    </style:style>
    <style:style style:name="Table204" style:family="table">
      <style:table-properties style:width="1.7542in" table:align="left"/>
    </style:style>
    <style:style style:name="Table204.A" style:family="table-column">
      <style:table-column-properties style:column-width="1.7542in"/>
    </style:style>
    <style:style style:name="Table204.A1" style:family="table-cell">
      <style:table-cell-properties style:vertical-align="middle" fo:padding="0.0194in" fo:border="none"/>
    </style:style>
    <style:style style:name="Table205" style:family="table">
      <style:table-properties style:width="1.7833in" table:align="left"/>
    </style:style>
    <style:style style:name="Table205.A" style:family="table-column">
      <style:table-column-properties style:column-width="1.7833in"/>
    </style:style>
    <style:style style:name="Table205.A1" style:family="table-cell">
      <style:table-cell-properties style:vertical-align="middle" fo:padding="0.0194in" fo:border="none"/>
    </style:style>
    <style:style style:name="Table206" style:family="table">
      <style:table-properties style:width="0.1986in" table:align="left"/>
    </style:style>
    <style:style style:name="Table206.A" style:family="table-column">
      <style:table-column-properties style:column-width="0.1986in"/>
    </style:style>
    <style:style style:name="Table206.A1" style:family="table-cell">
      <style:table-cell-properties style:vertical-align="middle" fo:padding="0.0194in" fo:border="none"/>
    </style:style>
    <style:style style:name="Table207" style:family="table">
      <style:table-properties style:width="1.2743in" table:align="left"/>
    </style:style>
    <style:style style:name="Table207.A" style:family="table-column">
      <style:table-column-properties style:column-width="1.2743in"/>
    </style:style>
    <style:style style:name="Table207.A1" style:family="table-cell">
      <style:table-cell-properties style:vertical-align="middle" fo:padding="0.0194in" fo:border="none"/>
    </style:style>
    <style:style style:name="Table208" style:family="table">
      <style:table-properties style:width="1.8438in" table:align="left"/>
    </style:style>
    <style:style style:name="Table208.A" style:family="table-column">
      <style:table-column-properties style:column-width="1.8438in"/>
    </style:style>
    <style:style style:name="Table208.A1" style:family="table-cell">
      <style:table-cell-properties style:vertical-align="middle" fo:padding="0.0194in" fo:border="none"/>
    </style:style>
    <style:style style:name="Table209" style:family="table">
      <style:table-properties style:width="1.7833in" table:align="left"/>
    </style:style>
    <style:style style:name="Table209.A" style:family="table-column">
      <style:table-column-properties style:column-width="1.7833in"/>
    </style:style>
    <style:style style:name="Table209.A1" style:family="table-cell">
      <style:table-cell-properties style:vertical-align="middle" fo:padding="0.0194in" fo:border="none"/>
    </style:style>
    <style:style style:name="Table210" style:family="table">
      <style:table-properties style:width="1.7736in" table:align="left"/>
    </style:style>
    <style:style style:name="Table210.A" style:family="table-column">
      <style:table-column-properties style:column-width="1.7736in"/>
    </style:style>
    <style:style style:name="Table210.A1" style:family="table-cell">
      <style:table-cell-properties style:vertical-align="middle" fo:padding="0.0194in" fo:border="none"/>
    </style:style>
    <style:style style:name="Table211" style:family="table">
      <style:table-properties style:width="1.7736in" table:align="left"/>
    </style:style>
    <style:style style:name="Table211.A" style:family="table-column">
      <style:table-column-properties style:column-width="1.7736in"/>
    </style:style>
    <style:style style:name="Table211.A1" style:family="table-cell">
      <style:table-cell-properties style:vertical-align="middle" fo:padding="0.0194in" fo:border="none"/>
    </style:style>
    <style:style style:name="Table212" style:family="table">
      <style:table-properties style:width="1.7833in" table:align="left"/>
    </style:style>
    <style:style style:name="Table212.A" style:family="table-column">
      <style:table-column-properties style:column-width="1.7833in"/>
    </style:style>
    <style:style style:name="Table212.A1" style:family="table-cell">
      <style:table-cell-properties style:vertical-align="middle" fo:padding="0.0194in" fo:border="none"/>
    </style:style>
    <style:style style:name="Table213" style:family="table">
      <style:table-properties style:width="1.7542in" table:align="left"/>
    </style:style>
    <style:style style:name="Table213.A" style:family="table-column">
      <style:table-column-properties style:column-width="1.7542in"/>
    </style:style>
    <style:style style:name="Table213.A1" style:family="table-cell">
      <style:table-cell-properties style:vertical-align="middle" fo:padding="0.0194in" fo:border="none"/>
    </style:style>
    <style:style style:name="Table214" style:family="table">
      <style:table-properties style:width="1.7833in" table:align="left"/>
    </style:style>
    <style:style style:name="Table214.A" style:family="table-column">
      <style:table-column-properties style:column-width="1.7833in"/>
    </style:style>
    <style:style style:name="Table214.A1" style:family="table-cell">
      <style:table-cell-properties style:vertical-align="middle" fo:padding="0.0194in" fo:border="none"/>
    </style:style>
    <style:style style:name="Table215" style:family="table">
      <style:table-properties style:width="0.1986in" table:align="left"/>
    </style:style>
    <style:style style:name="Table215.A" style:family="table-column">
      <style:table-column-properties style:column-width="0.1986in"/>
    </style:style>
    <style:style style:name="Table215.A1" style:family="table-cell">
      <style:table-cell-properties style:vertical-align="middle" fo:padding="0.0194in" fo:border="none"/>
    </style:style>
    <style:style style:name="Table216" style:family="table">
      <style:table-properties style:width="1.2743in" table:align="left"/>
    </style:style>
    <style:style style:name="Table216.A" style:family="table-column">
      <style:table-column-properties style:column-width="1.2743in"/>
    </style:style>
    <style:style style:name="Table216.A1" style:family="table-cell">
      <style:table-cell-properties style:vertical-align="middle" fo:padding="0.0194in" fo:border="none"/>
    </style:style>
    <style:style style:name="Table217" style:family="table">
      <style:table-properties style:width="1.8438in" table:align="left"/>
    </style:style>
    <style:style style:name="Table217.A" style:family="table-column">
      <style:table-column-properties style:column-width="1.8438in"/>
    </style:style>
    <style:style style:name="Table217.A1" style:family="table-cell">
      <style:table-cell-properties style:vertical-align="middle" fo:padding="0.0194in" fo:border="none"/>
    </style:style>
    <style:style style:name="Table218" style:family="table">
      <style:table-properties style:width="1.7833in" table:align="left"/>
    </style:style>
    <style:style style:name="Table218.A" style:family="table-column">
      <style:table-column-properties style:column-width="1.7833in"/>
    </style:style>
    <style:style style:name="Table218.A1" style:family="table-cell">
      <style:table-cell-properties style:vertical-align="middle" fo:padding="0.0194in" fo:border="none"/>
    </style:style>
    <style:style style:name="Table219" style:family="table">
      <style:table-properties style:width="1.7736in" table:align="left"/>
    </style:style>
    <style:style style:name="Table219.A" style:family="table-column">
      <style:table-column-properties style:column-width="1.7736in"/>
    </style:style>
    <style:style style:name="Table219.A1" style:family="table-cell">
      <style:table-cell-properties style:vertical-align="middle" fo:padding="0.0194in" fo:border="none"/>
    </style:style>
    <style:style style:name="Table220" style:family="table">
      <style:table-properties style:width="1.7736in" table:align="left"/>
    </style:style>
    <style:style style:name="Table220.A" style:family="table-column">
      <style:table-column-properties style:column-width="1.7736in"/>
    </style:style>
    <style:style style:name="Table220.A1" style:family="table-cell">
      <style:table-cell-properties style:vertical-align="middle" fo:padding="0.0194in" fo:border="none"/>
    </style:style>
    <style:style style:name="Table221" style:family="table">
      <style:table-properties style:width="1.7833in" table:align="left"/>
    </style:style>
    <style:style style:name="Table221.A" style:family="table-column">
      <style:table-column-properties style:column-width="1.7833in"/>
    </style:style>
    <style:style style:name="Table221.A1" style:family="table-cell">
      <style:table-cell-properties style:vertical-align="middle" fo:padding="0.0194in" fo:border="none"/>
    </style:style>
    <style:style style:name="Table222" style:family="table">
      <style:table-properties style:width="1.7542in" table:align="left"/>
    </style:style>
    <style:style style:name="Table222.A" style:family="table-column">
      <style:table-column-properties style:column-width="1.7542in"/>
    </style:style>
    <style:style style:name="Table222.A1" style:family="table-cell">
      <style:table-cell-properties style:vertical-align="middle" fo:padding="0.0194in" fo:border="none"/>
    </style:style>
    <style:style style:name="Table223" style:family="table">
      <style:table-properties style:width="1.7833in" table:align="left"/>
    </style:style>
    <style:style style:name="Table223.A" style:family="table-column">
      <style:table-column-properties style:column-width="1.7833in"/>
    </style:style>
    <style:style style:name="Table223.A1" style:family="table-cell">
      <style:table-cell-properties style:vertical-align="middle" fo:padding="0.0194in" fo:border="none"/>
    </style:style>
    <style:style style:name="Table224" style:family="table">
      <style:table-properties style:width="0.1986in" table:align="left"/>
    </style:style>
    <style:style style:name="Table224.A" style:family="table-column">
      <style:table-column-properties style:column-width="0.1986in"/>
    </style:style>
    <style:style style:name="Table224.A1" style:family="table-cell">
      <style:table-cell-properties style:vertical-align="middle" fo:padding="0.0194in" fo:border="none"/>
    </style:style>
    <style:style style:name="Table225" style:family="table">
      <style:table-properties style:width="0.9757in" table:align="left"/>
    </style:style>
    <style:style style:name="Table225.A" style:family="table-column">
      <style:table-column-properties style:column-width="0.9757in"/>
    </style:style>
    <style:style style:name="Table225.A1" style:family="table-cell">
      <style:table-cell-properties style:vertical-align="middle" fo:padding="0.0194in" fo:border="none"/>
    </style:style>
    <style:style style:name="Table226" style:family="table">
      <style:table-properties style:width="0.1986in" table:align="left"/>
    </style:style>
    <style:style style:name="Table226.A" style:family="table-column">
      <style:table-column-properties style:column-width="0.1986in"/>
    </style:style>
    <style:style style:name="Table226.A1" style:family="table-cell">
      <style:table-cell-properties style:vertical-align="middle" fo:padding="0.0194in" fo:border="none"/>
    </style:style>
    <style:style style:name="Table227" style:family="table">
      <style:table-properties style:width="1.8063in" table:align="left"/>
    </style:style>
    <style:style style:name="Table227.A" style:family="table-column">
      <style:table-column-properties style:column-width="1.8063in"/>
    </style:style>
    <style:style style:name="Table227.A1" style:family="table-cell">
      <style:table-cell-properties style:vertical-align="middle" fo:padding="0.0194in" fo:border="none"/>
    </style:style>
    <style:style style:name="Table228" style:family="table">
      <style:table-properties style:width="1.8403in" table:align="left"/>
    </style:style>
    <style:style style:name="Table228.A" style:family="table-column">
      <style:table-column-properties style:column-width="1.8403in"/>
    </style:style>
    <style:style style:name="Table228.A1" style:family="table-cell">
      <style:table-cell-properties style:vertical-align="middle" fo:padding="0.0194in" fo:border="none"/>
    </style:style>
    <style:style style:name="Table229" style:family="table">
      <style:table-properties style:width="1.8208in" table:align="left"/>
    </style:style>
    <style:style style:name="Table229.A" style:family="table-column">
      <style:table-column-properties style:column-width="1.8208in"/>
    </style:style>
    <style:style style:name="Table229.A1" style:family="table-cell">
      <style:table-cell-properties style:vertical-align="middle" fo:padding="0.0194in" fo:border="none"/>
    </style:style>
    <style:style style:name="Table230" style:family="table">
      <style:table-properties style:width="1.8208in" table:align="left"/>
    </style:style>
    <style:style style:name="Table230.A" style:family="table-column">
      <style:table-column-properties style:column-width="1.8208in"/>
    </style:style>
    <style:style style:name="Table230.A1" style:family="table-cell">
      <style:table-cell-properties style:vertical-align="middle" fo:padding="0.0194in" fo:border="none"/>
    </style:style>
    <style:style style:name="Table231" style:family="table">
      <style:table-properties style:width="1.8306in" table:align="left"/>
    </style:style>
    <style:style style:name="Table231.A" style:family="table-column">
      <style:table-column-properties style:column-width="1.8306in"/>
    </style:style>
    <style:style style:name="Table231.A1" style:family="table-cell">
      <style:table-cell-properties style:vertical-align="middle" fo:padding="0.0194in" fo:border="none"/>
    </style:style>
    <style:style style:name="Table232" style:family="table">
      <style:table-properties style:width="1.8014in" table:align="left"/>
    </style:style>
    <style:style style:name="Table232.A" style:family="table-column">
      <style:table-column-properties style:column-width="1.8014in"/>
    </style:style>
    <style:style style:name="Table232.A1" style:family="table-cell">
      <style:table-cell-properties style:vertical-align="middle" fo:padding="0.0194in" fo:border="none"/>
    </style:style>
    <style:style style:name="Table233" style:family="table">
      <style:table-properties style:width="1.8306in" table:align="left"/>
    </style:style>
    <style:style style:name="Table233.A" style:family="table-column">
      <style:table-column-properties style:column-width="1.8306in"/>
    </style:style>
    <style:style style:name="Table233.A1" style:family="table-cell">
      <style:table-cell-properties style:vertical-align="middle" fo:padding="0.0194in" fo:border="none"/>
    </style:style>
    <style:style style:name="Table234" style:family="table">
      <style:table-properties style:width="0.1986in" table:align="left"/>
    </style:style>
    <style:style style:name="Table234.A" style:family="table-column">
      <style:table-column-properties style:column-width="0.1986in"/>
    </style:style>
    <style:style style:name="Table234.A1" style:family="table-cell">
      <style:table-cell-properties style:vertical-align="middle" fo:padding="0.0194in" fo:border="none"/>
    </style:style>
    <style:style style:name="Table235" style:family="table">
      <style:table-properties style:width="1.2743in" table:align="left"/>
    </style:style>
    <style:style style:name="Table235.A" style:family="table-column">
      <style:table-column-properties style:column-width="1.2743in"/>
    </style:style>
    <style:style style:name="Table235.A1" style:family="table-cell">
      <style:table-cell-properties style:vertical-align="middle" fo:padding="0.0194in" fo:border="none"/>
    </style:style>
    <style:style style:name="Table236" style:family="table">
      <style:table-properties style:width="0.1986in" table:align="left"/>
    </style:style>
    <style:style style:name="Table236.A" style:family="table-column">
      <style:table-column-properties style:column-width="0.1986in"/>
    </style:style>
    <style:style style:name="Table236.A1" style:family="table-cell">
      <style:table-cell-properties style:vertical-align="middle" fo:padding="0.0194in" fo:border="none"/>
    </style:style>
    <style:style style:name="Table237" style:family="table">
      <style:table-properties style:width="1.8063in" table:align="left"/>
    </style:style>
    <style:style style:name="Table237.A" style:family="table-column">
      <style:table-column-properties style:column-width="1.8063in"/>
    </style:style>
    <style:style style:name="Table237.A1" style:family="table-cell">
      <style:table-cell-properties style:vertical-align="middle" fo:padding="0.0194in" fo:border="none"/>
    </style:style>
    <style:style style:name="Table238" style:family="table">
      <style:table-properties style:width="1.8403in" table:align="left"/>
    </style:style>
    <style:style style:name="Table238.A" style:family="table-column">
      <style:table-column-properties style:column-width="1.8403in"/>
    </style:style>
    <style:style style:name="Table238.A1" style:family="table-cell">
      <style:table-cell-properties style:vertical-align="middle" fo:padding="0.0194in" fo:border="none"/>
    </style:style>
    <style:style style:name="Table239" style:family="table">
      <style:table-properties style:width="1.8208in" table:align="left"/>
    </style:style>
    <style:style style:name="Table239.A" style:family="table-column">
      <style:table-column-properties style:column-width="1.8208in"/>
    </style:style>
    <style:style style:name="Table239.A1" style:family="table-cell">
      <style:table-cell-properties style:vertical-align="middle" fo:padding="0.0194in" fo:border="none"/>
    </style:style>
    <style:style style:name="Table240" style:family="table">
      <style:table-properties style:width="1.8208in" table:align="left"/>
    </style:style>
    <style:style style:name="Table240.A" style:family="table-column">
      <style:table-column-properties style:column-width="1.8208in"/>
    </style:style>
    <style:style style:name="Table240.A1" style:family="table-cell">
      <style:table-cell-properties style:vertical-align="middle" fo:padding="0.0194in" fo:border="none"/>
    </style:style>
    <style:style style:name="Table241" style:family="table">
      <style:table-properties style:width="1.8306in" table:align="left"/>
    </style:style>
    <style:style style:name="Table241.A" style:family="table-column">
      <style:table-column-properties style:column-width="1.8306in"/>
    </style:style>
    <style:style style:name="Table241.A1" style:family="table-cell">
      <style:table-cell-properties style:vertical-align="middle" fo:padding="0.0194in" fo:border="none"/>
    </style:style>
    <style:style style:name="Table242" style:family="table">
      <style:table-properties style:width="1.8014in" table:align="left"/>
    </style:style>
    <style:style style:name="Table242.A" style:family="table-column">
      <style:table-column-properties style:column-width="1.8014in"/>
    </style:style>
    <style:style style:name="Table242.A1" style:family="table-cell">
      <style:table-cell-properties style:vertical-align="middle" fo:padding="0.0194in" fo:border="none"/>
    </style:style>
    <style:style style:name="Table243" style:family="table">
      <style:table-properties style:width="1.8306in" table:align="left"/>
    </style:style>
    <style:style style:name="Table243.A" style:family="table-column">
      <style:table-column-properties style:column-width="1.8306in"/>
    </style:style>
    <style:style style:name="Table243.A1" style:family="table-cell">
      <style:table-cell-properties style:vertical-align="middle" fo:padding="0.0194in" fo:border="none"/>
    </style:style>
    <style:style style:name="Table244" style:family="table">
      <style:table-properties style:width="0.1986in" table:align="left"/>
    </style:style>
    <style:style style:name="Table244.A" style:family="table-column">
      <style:table-column-properties style:column-width="0.1986in"/>
    </style:style>
    <style:style style:name="Table244.A1" style:family="table-cell">
      <style:table-cell-properties style:vertical-align="middle" fo:padding="0.0194in" fo:border="none"/>
    </style:style>
    <style:style style:name="Table245" style:family="table">
      <style:table-properties style:width="1.2743in" table:align="left"/>
    </style:style>
    <style:style style:name="Table245.A" style:family="table-column">
      <style:table-column-properties style:column-width="1.2743in"/>
    </style:style>
    <style:style style:name="Table245.A1" style:family="table-cell">
      <style:table-cell-properties style:vertical-align="middle" fo:padding="0.0194in" fo:border="none"/>
    </style:style>
    <style:style style:name="Table246" style:family="table">
      <style:table-properties style:width="0.1986in" table:align="left"/>
    </style:style>
    <style:style style:name="Table246.A" style:family="table-column">
      <style:table-column-properties style:column-width="0.1986in"/>
    </style:style>
    <style:style style:name="Table246.A1" style:family="table-cell">
      <style:table-cell-properties style:vertical-align="middle" fo:padding="0.0194in" fo:border="none"/>
    </style:style>
    <style:style style:name="Table247" style:family="table">
      <style:table-properties style:width="1.8063in" table:align="left"/>
    </style:style>
    <style:style style:name="Table247.A" style:family="table-column">
      <style:table-column-properties style:column-width="1.8063in"/>
    </style:style>
    <style:style style:name="Table247.A1" style:family="table-cell">
      <style:table-cell-properties style:vertical-align="middle" fo:padding="0.0194in" fo:border="none"/>
    </style:style>
    <style:style style:name="Table248" style:family="table">
      <style:table-properties style:width="1.8403in" table:align="left"/>
    </style:style>
    <style:style style:name="Table248.A" style:family="table-column">
      <style:table-column-properties style:column-width="1.8403in"/>
    </style:style>
    <style:style style:name="Table248.A1" style:family="table-cell">
      <style:table-cell-properties style:vertical-align="middle" fo:padding="0.0194in" fo:border="none"/>
    </style:style>
    <style:style style:name="Table249" style:family="table">
      <style:table-properties style:width="1.8208in" table:align="left"/>
    </style:style>
    <style:style style:name="Table249.A" style:family="table-column">
      <style:table-column-properties style:column-width="1.8208in"/>
    </style:style>
    <style:style style:name="Table249.A1" style:family="table-cell">
      <style:table-cell-properties style:vertical-align="middle" fo:padding="0.0194in" fo:border="none"/>
    </style:style>
    <style:style style:name="Table250" style:family="table">
      <style:table-properties style:width="1.8208in" table:align="left"/>
    </style:style>
    <style:style style:name="Table250.A" style:family="table-column">
      <style:table-column-properties style:column-width="1.8208in"/>
    </style:style>
    <style:style style:name="Table250.A1" style:family="table-cell">
      <style:table-cell-properties style:vertical-align="middle" fo:padding="0.0194in" fo:border="none"/>
    </style:style>
    <style:style style:name="Table251" style:family="table">
      <style:table-properties style:width="1.8306in" table:align="left"/>
    </style:style>
    <style:style style:name="Table251.A" style:family="table-column">
      <style:table-column-properties style:column-width="1.8306in"/>
    </style:style>
    <style:style style:name="Table251.A1" style:family="table-cell">
      <style:table-cell-properties style:vertical-align="middle" fo:padding="0.0194in" fo:border="none"/>
    </style:style>
    <style:style style:name="Table252" style:family="table">
      <style:table-properties style:width="1.8014in" table:align="left"/>
    </style:style>
    <style:style style:name="Table252.A" style:family="table-column">
      <style:table-column-properties style:column-width="1.8014in"/>
    </style:style>
    <style:style style:name="Table252.A1" style:family="table-cell">
      <style:table-cell-properties style:vertical-align="middle" fo:padding="0.0194in" fo:border="none"/>
    </style:style>
    <style:style style:name="Table253" style:family="table">
      <style:table-properties style:width="1.8306in" table:align="left"/>
    </style:style>
    <style:style style:name="Table253.A" style:family="table-column">
      <style:table-column-properties style:column-width="1.8306in"/>
    </style:style>
    <style:style style:name="Table253.A1" style:family="table-cell">
      <style:table-cell-properties style:vertical-align="middle" fo:padding="0.0194in" fo:border="none"/>
    </style:style>
    <style:style style:name="Table254" style:family="table">
      <style:table-properties style:width="0.1986in" table:align="left"/>
    </style:style>
    <style:style style:name="Table254.A" style:family="table-column">
      <style:table-column-properties style:column-width="0.1986in"/>
    </style:style>
    <style:style style:name="Table254.A1" style:family="table-cell">
      <style:table-cell-properties style:vertical-align="middle" fo:padding="0.0194in" fo:border="none"/>
    </style:style>
    <style:style style:name="Table255" style:family="table">
      <style:table-properties style:width="1.2743in" table:align="left"/>
    </style:style>
    <style:style style:name="Table255.A" style:family="table-column">
      <style:table-column-properties style:column-width="1.2743in"/>
    </style:style>
    <style:style style:name="Table255.A1" style:family="table-cell">
      <style:table-cell-properties style:vertical-align="middle" fo:padding="0.0194in" fo:border="none"/>
    </style:style>
    <style:style style:name="Table256" style:family="table">
      <style:table-properties style:width="0.1986in" table:align="left"/>
    </style:style>
    <style:style style:name="Table256.A" style:family="table-column">
      <style:table-column-properties style:column-width="0.1986in"/>
    </style:style>
    <style:style style:name="Table256.A1" style:family="table-cell">
      <style:table-cell-properties style:vertical-align="middle" fo:padding="0.0194in" fo:border="none"/>
    </style:style>
    <style:style style:name="Table257" style:family="table">
      <style:table-properties style:width="1.8063in" table:align="left"/>
    </style:style>
    <style:style style:name="Table257.A" style:family="table-column">
      <style:table-column-properties style:column-width="1.8063in"/>
    </style:style>
    <style:style style:name="Table257.A1" style:family="table-cell">
      <style:table-cell-properties style:vertical-align="middle" fo:padding="0.0194in" fo:border="none"/>
    </style:style>
    <style:style style:name="Table258" style:family="table">
      <style:table-properties style:width="1.8403in" table:align="left"/>
    </style:style>
    <style:style style:name="Table258.A" style:family="table-column">
      <style:table-column-properties style:column-width="1.8403in"/>
    </style:style>
    <style:style style:name="Table258.A1" style:family="table-cell">
      <style:table-cell-properties style:vertical-align="middle" fo:padding="0.0194in" fo:border="none"/>
    </style:style>
    <style:style style:name="Table259" style:family="table">
      <style:table-properties style:width="1.8208in" table:align="left"/>
    </style:style>
    <style:style style:name="Table259.A" style:family="table-column">
      <style:table-column-properties style:column-width="1.8208in"/>
    </style:style>
    <style:style style:name="Table259.A1" style:family="table-cell">
      <style:table-cell-properties style:vertical-align="middle" fo:padding="0.0194in" fo:border="none"/>
    </style:style>
    <style:style style:name="Table260" style:family="table">
      <style:table-properties style:width="1.8208in" table:align="left"/>
    </style:style>
    <style:style style:name="Table260.A" style:family="table-column">
      <style:table-column-properties style:column-width="1.8208in"/>
    </style:style>
    <style:style style:name="Table260.A1" style:family="table-cell">
      <style:table-cell-properties style:vertical-align="middle" fo:padding="0.0194in" fo:border="none"/>
    </style:style>
    <style:style style:name="Table261" style:family="table">
      <style:table-properties style:width="1.8306in" table:align="left"/>
    </style:style>
    <style:style style:name="Table261.A" style:family="table-column">
      <style:table-column-properties style:column-width="1.8306in"/>
    </style:style>
    <style:style style:name="Table261.A1" style:family="table-cell">
      <style:table-cell-properties style:vertical-align="middle" fo:padding="0.0194in" fo:border="none"/>
    </style:style>
    <style:style style:name="Table262" style:family="table">
      <style:table-properties style:width="1.8014in" table:align="left"/>
    </style:style>
    <style:style style:name="Table262.A" style:family="table-column">
      <style:table-column-properties style:column-width="1.8014in"/>
    </style:style>
    <style:style style:name="Table262.A1" style:family="table-cell">
      <style:table-cell-properties style:vertical-align="middle" fo:padding="0.0194in" fo:border="none"/>
    </style:style>
    <style:style style:name="Table263" style:family="table">
      <style:table-properties style:width="1.8306in" table:align="left"/>
    </style:style>
    <style:style style:name="Table263.A" style:family="table-column">
      <style:table-column-properties style:column-width="1.8306in"/>
    </style:style>
    <style:style style:name="Table263.A1" style:family="table-cell">
      <style:table-cell-properties style:vertical-align="middle" fo:padding="0.0194in" fo:border="none"/>
    </style:style>
    <style:style style:name="Table264" style:family="table">
      <style:table-properties style:width="0.1986in" table:align="left"/>
    </style:style>
    <style:style style:name="Table264.A" style:family="table-column">
      <style:table-column-properties style:column-width="0.1986in"/>
    </style:style>
    <style:style style:name="Table264.A1" style:family="table-cell">
      <style:table-cell-properties style:vertical-align="middle" fo:padding="0.0194in" fo:border="none"/>
    </style:style>
    <style:style style:name="Table265" style:family="table">
      <style:table-properties style:width="1.2743in" table:align="left"/>
    </style:style>
    <style:style style:name="Table265.A" style:family="table-column">
      <style:table-column-properties style:column-width="1.2743in"/>
    </style:style>
    <style:style style:name="Table265.A1" style:family="table-cell">
      <style:table-cell-properties style:vertical-align="middle" fo:padding="0.0194in" fo:border="none"/>
    </style:style>
    <style:style style:name="Table266" style:family="table">
      <style:table-properties style:width="0.1986in" table:align="left"/>
    </style:style>
    <style:style style:name="Table266.A" style:family="table-column">
      <style:table-column-properties style:column-width="0.1986in"/>
    </style:style>
    <style:style style:name="Table266.A1" style:family="table-cell">
      <style:table-cell-properties style:vertical-align="middle" fo:padding="0.0194in" fo:border="none"/>
    </style:style>
    <style:style style:name="Table267" style:family="table">
      <style:table-properties style:width="1.8063in" table:align="left"/>
    </style:style>
    <style:style style:name="Table267.A" style:family="table-column">
      <style:table-column-properties style:column-width="1.8063in"/>
    </style:style>
    <style:style style:name="Table267.A1" style:family="table-cell">
      <style:table-cell-properties style:vertical-align="middle" fo:padding="0.0194in" fo:border="none"/>
    </style:style>
    <style:style style:name="Table268" style:family="table">
      <style:table-properties style:width="1.8403in" table:align="left"/>
    </style:style>
    <style:style style:name="Table268.A" style:family="table-column">
      <style:table-column-properties style:column-width="1.8403in"/>
    </style:style>
    <style:style style:name="Table268.A1" style:family="table-cell">
      <style:table-cell-properties style:vertical-align="middle" fo:padding="0.0194in" fo:border="none"/>
    </style:style>
    <style:style style:name="Table269" style:family="table">
      <style:table-properties style:width="1.8208in" table:align="left"/>
    </style:style>
    <style:style style:name="Table269.A" style:family="table-column">
      <style:table-column-properties style:column-width="1.8208in"/>
    </style:style>
    <style:style style:name="Table269.A1" style:family="table-cell">
      <style:table-cell-properties style:vertical-align="middle" fo:padding="0.0194in" fo:border="none"/>
    </style:style>
    <style:style style:name="Table270" style:family="table">
      <style:table-properties style:width="1.8208in" table:align="left"/>
    </style:style>
    <style:style style:name="Table270.A" style:family="table-column">
      <style:table-column-properties style:column-width="1.8208in"/>
    </style:style>
    <style:style style:name="Table270.A1" style:family="table-cell">
      <style:table-cell-properties style:vertical-align="middle" fo:padding="0.0194in" fo:border="none"/>
    </style:style>
    <style:style style:name="Table271" style:family="table">
      <style:table-properties style:width="1.8306in" table:align="left"/>
    </style:style>
    <style:style style:name="Table271.A" style:family="table-column">
      <style:table-column-properties style:column-width="1.8306in"/>
    </style:style>
    <style:style style:name="Table271.A1" style:family="table-cell">
      <style:table-cell-properties style:vertical-align="middle" fo:padding="0.0194in" fo:border="none"/>
    </style:style>
    <style:style style:name="Table272" style:family="table">
      <style:table-properties style:width="1.8014in" table:align="left"/>
    </style:style>
    <style:style style:name="Table272.A" style:family="table-column">
      <style:table-column-properties style:column-width="1.8014in"/>
    </style:style>
    <style:style style:name="Table272.A1" style:family="table-cell">
      <style:table-cell-properties style:vertical-align="middle" fo:padding="0.0194in" fo:border="none"/>
    </style:style>
    <style:style style:name="Table273" style:family="table">
      <style:table-properties style:width="1.8306in" table:align="left"/>
    </style:style>
    <style:style style:name="Table273.A" style:family="table-column">
      <style:table-column-properties style:column-width="1.8306in"/>
    </style:style>
    <style:style style:name="Table273.A1" style:family="table-cell">
      <style:table-cell-properties style:vertical-align="middle" fo:padding="0.0194in" fo:border="none"/>
    </style:style>
    <style:style style:name="Table274" style:family="table">
      <style:table-properties style:width="0.1986in" table:align="left"/>
    </style:style>
    <style:style style:name="Table274.A" style:family="table-column">
      <style:table-column-properties style:column-width="0.1986in"/>
    </style:style>
    <style:style style:name="Table274.A1" style:family="table-cell">
      <style:table-cell-properties style:vertical-align="middle" fo:padding="0.0194in" fo:border="none"/>
    </style:style>
    <style:style style:name="Table275" style:family="table">
      <style:table-properties style:width="1.2743in" table:align="left"/>
    </style:style>
    <style:style style:name="Table275.A" style:family="table-column">
      <style:table-column-properties style:column-width="1.2743in"/>
    </style:style>
    <style:style style:name="Table275.A1" style:family="table-cell">
      <style:table-cell-properties style:vertical-align="middle" fo:padding="0.0194in" fo:border="none"/>
    </style:style>
    <style:style style:name="Table276" style:family="table">
      <style:table-properties style:width="0.1986in" table:align="left"/>
    </style:style>
    <style:style style:name="Table276.A" style:family="table-column">
      <style:table-column-properties style:column-width="0.1986in"/>
    </style:style>
    <style:style style:name="Table276.A1" style:family="table-cell">
      <style:table-cell-properties style:vertical-align="middle" fo:padding="0.0194in" fo:border="none"/>
    </style:style>
    <style:style style:name="Table277" style:family="table">
      <style:table-properties style:width="1.8063in" table:align="left"/>
    </style:style>
    <style:style style:name="Table277.A" style:family="table-column">
      <style:table-column-properties style:column-width="1.8063in"/>
    </style:style>
    <style:style style:name="Table277.A1" style:family="table-cell">
      <style:table-cell-properties style:vertical-align="middle" fo:padding="0.0194in" fo:border="none"/>
    </style:style>
    <style:style style:name="Table278" style:family="table">
      <style:table-properties style:width="1.8403in" table:align="left"/>
    </style:style>
    <style:style style:name="Table278.A" style:family="table-column">
      <style:table-column-properties style:column-width="1.8403in"/>
    </style:style>
    <style:style style:name="Table278.A1" style:family="table-cell">
      <style:table-cell-properties style:vertical-align="middle" fo:padding="0.0194in" fo:border="none"/>
    </style:style>
    <style:style style:name="Table279" style:family="table">
      <style:table-properties style:width="1.8208in" table:align="left"/>
    </style:style>
    <style:style style:name="Table279.A" style:family="table-column">
      <style:table-column-properties style:column-width="1.8208in"/>
    </style:style>
    <style:style style:name="Table279.A1" style:family="table-cell">
      <style:table-cell-properties style:vertical-align="middle" fo:padding="0.0194in" fo:border="none"/>
    </style:style>
    <style:style style:name="Table280" style:family="table">
      <style:table-properties style:width="1.8208in" table:align="left"/>
    </style:style>
    <style:style style:name="Table280.A" style:family="table-column">
      <style:table-column-properties style:column-width="1.8208in"/>
    </style:style>
    <style:style style:name="Table280.A1" style:family="table-cell">
      <style:table-cell-properties style:vertical-align="middle" fo:padding="0.0194in" fo:border="none"/>
    </style:style>
    <style:style style:name="Table281" style:family="table">
      <style:table-properties style:width="1.8306in" table:align="left"/>
    </style:style>
    <style:style style:name="Table281.A" style:family="table-column">
      <style:table-column-properties style:column-width="1.8306in"/>
    </style:style>
    <style:style style:name="Table281.A1" style:family="table-cell">
      <style:table-cell-properties style:vertical-align="middle" fo:padding="0.0194in" fo:border="none"/>
    </style:style>
    <style:style style:name="Table282" style:family="table">
      <style:table-properties style:width="1.8014in" table:align="left"/>
    </style:style>
    <style:style style:name="Table282.A" style:family="table-column">
      <style:table-column-properties style:column-width="1.8014in"/>
    </style:style>
    <style:style style:name="Table282.A1" style:family="table-cell">
      <style:table-cell-properties style:vertical-align="middle" fo:padding="0.0194in" fo:border="none"/>
    </style:style>
    <style:style style:name="Table283" style:family="table">
      <style:table-properties style:width="1.8306in" table:align="left"/>
    </style:style>
    <style:style style:name="Table283.A" style:family="table-column">
      <style:table-column-properties style:column-width="1.8306in"/>
    </style:style>
    <style:style style:name="Table283.A1" style:family="table-cell">
      <style:table-cell-properties style:vertical-align="middle" fo:padding="0.0194in" fo:border="none"/>
    </style:style>
    <style:style style:name="Table284" style:family="table">
      <style:table-properties style:width="0.1986in" table:align="left"/>
    </style:style>
    <style:style style:name="Table284.A" style:family="table-column">
      <style:table-column-properties style:column-width="0.1986in"/>
    </style:style>
    <style:style style:name="Table284.A1" style:family="table-cell">
      <style:table-cell-properties style:vertical-align="middle" fo:padding="0.0194in" fo:border="none"/>
    </style:style>
    <style:style style:name="Table285" style:family="table">
      <style:table-properties style:width="1.2743in" table:align="left"/>
    </style:style>
    <style:style style:name="Table285.A" style:family="table-column">
      <style:table-column-properties style:column-width="1.2743in"/>
    </style:style>
    <style:style style:name="Table285.A1" style:family="table-cell">
      <style:table-cell-properties style:vertical-align="middle" fo:padding="0.0194in" fo:border="none"/>
    </style:style>
    <style:style style:name="Table286" style:family="table">
      <style:table-properties style:width="0.1986in" table:align="left"/>
    </style:style>
    <style:style style:name="Table286.A" style:family="table-column">
      <style:table-column-properties style:column-width="0.1986in"/>
    </style:style>
    <style:style style:name="Table286.A1" style:family="table-cell">
      <style:table-cell-properties style:vertical-align="middle" fo:padding="0.0194in" fo:border="none"/>
    </style:style>
    <style:style style:name="Table287" style:family="table">
      <style:table-properties style:width="1.8063in" table:align="left"/>
    </style:style>
    <style:style style:name="Table287.A" style:family="table-column">
      <style:table-column-properties style:column-width="1.8063in"/>
    </style:style>
    <style:style style:name="Table287.A1" style:family="table-cell">
      <style:table-cell-properties style:vertical-align="middle" fo:padding="0.0194in" fo:border="none"/>
    </style:style>
    <style:style style:name="Table288" style:family="table">
      <style:table-properties style:width="1.8403in" table:align="left"/>
    </style:style>
    <style:style style:name="Table288.A" style:family="table-column">
      <style:table-column-properties style:column-width="1.8403in"/>
    </style:style>
    <style:style style:name="Table288.A1" style:family="table-cell">
      <style:table-cell-properties style:vertical-align="middle" fo:padding="0.0194in" fo:border="none"/>
    </style:style>
    <style:style style:name="Table289" style:family="table">
      <style:table-properties style:width="1.8208in" table:align="left"/>
    </style:style>
    <style:style style:name="Table289.A" style:family="table-column">
      <style:table-column-properties style:column-width="1.8208in"/>
    </style:style>
    <style:style style:name="Table289.A1" style:family="table-cell">
      <style:table-cell-properties style:vertical-align="middle" fo:padding="0.0194in" fo:border="none"/>
    </style:style>
    <style:style style:name="Table290" style:family="table">
      <style:table-properties style:width="1.8208in" table:align="left"/>
    </style:style>
    <style:style style:name="Table290.A" style:family="table-column">
      <style:table-column-properties style:column-width="1.8208in"/>
    </style:style>
    <style:style style:name="Table290.A1" style:family="table-cell">
      <style:table-cell-properties style:vertical-align="middle" fo:padding="0.0194in" fo:border="none"/>
    </style:style>
    <style:style style:name="Table291" style:family="table">
      <style:table-properties style:width="1.8306in" table:align="left"/>
    </style:style>
    <style:style style:name="Table291.A" style:family="table-column">
      <style:table-column-properties style:column-width="1.8306in"/>
    </style:style>
    <style:style style:name="Table291.A1" style:family="table-cell">
      <style:table-cell-properties style:vertical-align="middle" fo:padding="0.0194in" fo:border="none"/>
    </style:style>
    <style:style style:name="Table292" style:family="table">
      <style:table-properties style:width="1.8014in" table:align="left"/>
    </style:style>
    <style:style style:name="Table292.A" style:family="table-column">
      <style:table-column-properties style:column-width="1.8014in"/>
    </style:style>
    <style:style style:name="Table292.A1" style:family="table-cell">
      <style:table-cell-properties style:vertical-align="middle" fo:padding="0.0194in" fo:border="none"/>
    </style:style>
    <style:style style:name="Table293" style:family="table">
      <style:table-properties style:width="1.8306in" table:align="left"/>
    </style:style>
    <style:style style:name="Table293.A" style:family="table-column">
      <style:table-column-properties style:column-width="1.8306in"/>
    </style:style>
    <style:style style:name="Table293.A1" style:family="table-cell">
      <style:table-cell-properties style:vertical-align="middle" fo:padding="0.0194in" fo:border="none"/>
    </style:style>
    <style:style style:name="Table294" style:family="table">
      <style:table-properties style:width="0.1986in" table:align="left"/>
    </style:style>
    <style:style style:name="Table294.A" style:family="table-column">
      <style:table-column-properties style:column-width="0.1986in"/>
    </style:style>
    <style:style style:name="Table294.A1" style:family="table-cell">
      <style:table-cell-properties style:vertical-align="middle" fo:padding="0.0194in" fo:border="none"/>
    </style:style>
    <style:style style:name="Table295" style:family="table">
      <style:table-properties style:width="1.2743in" table:align="left"/>
    </style:style>
    <style:style style:name="Table295.A" style:family="table-column">
      <style:table-column-properties style:column-width="1.2743in"/>
    </style:style>
    <style:style style:name="Table295.A1" style:family="table-cell">
      <style:table-cell-properties style:vertical-align="middle" fo:padding="0.0194in" fo:border="none"/>
    </style:style>
    <style:style style:name="Table296" style:family="table">
      <style:table-properties style:width="0.1986in" table:align="left"/>
    </style:style>
    <style:style style:name="Table296.A" style:family="table-column">
      <style:table-column-properties style:column-width="0.1986in"/>
    </style:style>
    <style:style style:name="Table296.A1" style:family="table-cell">
      <style:table-cell-properties style:vertical-align="middle" fo:padding="0.0194in" fo:border="none"/>
    </style:style>
    <style:style style:name="Table297" style:family="table">
      <style:table-properties style:width="1.8063in" table:align="left"/>
    </style:style>
    <style:style style:name="Table297.A" style:family="table-column">
      <style:table-column-properties style:column-width="1.8063in"/>
    </style:style>
    <style:style style:name="Table297.A1" style:family="table-cell">
      <style:table-cell-properties style:vertical-align="middle" fo:padding="0.0194in" fo:border="none"/>
    </style:style>
    <style:style style:name="Table298" style:family="table">
      <style:table-properties style:width="1.8403in" table:align="left"/>
    </style:style>
    <style:style style:name="Table298.A" style:family="table-column">
      <style:table-column-properties style:column-width="1.8403in"/>
    </style:style>
    <style:style style:name="Table298.A1" style:family="table-cell">
      <style:table-cell-properties style:vertical-align="middle" fo:padding="0.0194in" fo:border="none"/>
    </style:style>
    <style:style style:name="Table299" style:family="table">
      <style:table-properties style:width="1.8208in" table:align="left"/>
    </style:style>
    <style:style style:name="Table299.A" style:family="table-column">
      <style:table-column-properties style:column-width="1.8208in"/>
    </style:style>
    <style:style style:name="Table299.A1" style:family="table-cell">
      <style:table-cell-properties style:vertical-align="middle" fo:padding="0.0194in" fo:border="none"/>
    </style:style>
    <style:style style:name="Table300" style:family="table">
      <style:table-properties style:width="1.8208in" table:align="left"/>
    </style:style>
    <style:style style:name="Table300.A" style:family="table-column">
      <style:table-column-properties style:column-width="1.8208in"/>
    </style:style>
    <style:style style:name="Table300.A1" style:family="table-cell">
      <style:table-cell-properties style:vertical-align="middle" fo:padding="0.0194in" fo:border="none"/>
    </style:style>
    <style:style style:name="Table301" style:family="table">
      <style:table-properties style:width="1.8306in" table:align="left"/>
    </style:style>
    <style:style style:name="Table301.A" style:family="table-column">
      <style:table-column-properties style:column-width="1.8306in"/>
    </style:style>
    <style:style style:name="Table301.A1" style:family="table-cell">
      <style:table-cell-properties style:vertical-align="middle" fo:padding="0.0194in" fo:border="none"/>
    </style:style>
    <style:style style:name="Table302" style:family="table">
      <style:table-properties style:width="1.8014in" table:align="left"/>
    </style:style>
    <style:style style:name="Table302.A" style:family="table-column">
      <style:table-column-properties style:column-width="1.8014in"/>
    </style:style>
    <style:style style:name="Table302.A1" style:family="table-cell">
      <style:table-cell-properties style:vertical-align="middle" fo:padding="0.0194in" fo:border="none"/>
    </style:style>
    <style:style style:name="Table303" style:family="table">
      <style:table-properties style:width="1.8306in" table:align="left"/>
    </style:style>
    <style:style style:name="Table303.A" style:family="table-column">
      <style:table-column-properties style:column-width="1.8306in"/>
    </style:style>
    <style:style style:name="Table303.A1" style:family="table-cell">
      <style:table-cell-properties style:vertical-align="middle" fo:padding="0.0194in" fo:border="none"/>
    </style:style>
    <style:style style:name="Table304" style:family="table">
      <style:table-properties style:width="0.1986in" table:align="left"/>
    </style:style>
    <style:style style:name="Table304.A" style:family="table-column">
      <style:table-column-properties style:column-width="0.1986in"/>
    </style:style>
    <style:style style:name="Table304.A1" style:family="table-cell">
      <style:table-cell-properties style:vertical-align="middle" fo:padding="0.0194in" fo:border="none"/>
    </style:style>
    <style:style style:name="Table305" style:family="table">
      <style:table-properties style:width="1.2743in" table:align="left"/>
    </style:style>
    <style:style style:name="Table305.A" style:family="table-column">
      <style:table-column-properties style:column-width="1.2743in"/>
    </style:style>
    <style:style style:name="Table305.A1" style:family="table-cell">
      <style:table-cell-properties style:vertical-align="middle" fo:padding="0.0194in" fo:border="none"/>
    </style:style>
    <style:style style:name="Table306" style:family="table">
      <style:table-properties style:width="0.1986in" table:align="left"/>
    </style:style>
    <style:style style:name="Table306.A" style:family="table-column">
      <style:table-column-properties style:column-width="0.1986in"/>
    </style:style>
    <style:style style:name="Table306.A1" style:family="table-cell">
      <style:table-cell-properties style:vertical-align="middle" fo:padding="0.0194in" fo:border="none"/>
    </style:style>
    <style:style style:name="Table307" style:family="table">
      <style:table-properties style:width="1.8063in" table:align="left"/>
    </style:style>
    <style:style style:name="Table307.A" style:family="table-column">
      <style:table-column-properties style:column-width="1.8063in"/>
    </style:style>
    <style:style style:name="Table307.A1" style:family="table-cell">
      <style:table-cell-properties style:vertical-align="middle" fo:padding="0.0194in" fo:border="none"/>
    </style:style>
    <style:style style:name="Table308" style:family="table">
      <style:table-properties style:width="1.8403in" table:align="left"/>
    </style:style>
    <style:style style:name="Table308.A" style:family="table-column">
      <style:table-column-properties style:column-width="1.8403in"/>
    </style:style>
    <style:style style:name="Table308.A1" style:family="table-cell">
      <style:table-cell-properties style:vertical-align="middle" fo:padding="0.0194in" fo:border="none"/>
    </style:style>
    <style:style style:name="Table309" style:family="table">
      <style:table-properties style:width="1.8208in" table:align="left"/>
    </style:style>
    <style:style style:name="Table309.A" style:family="table-column">
      <style:table-column-properties style:column-width="1.8208in"/>
    </style:style>
    <style:style style:name="Table309.A1" style:family="table-cell">
      <style:table-cell-properties style:vertical-align="middle" fo:padding="0.0194in" fo:border="none"/>
    </style:style>
    <style:style style:name="Table310" style:family="table">
      <style:table-properties style:width="1.8208in" table:align="left"/>
    </style:style>
    <style:style style:name="Table310.A" style:family="table-column">
      <style:table-column-properties style:column-width="1.8208in"/>
    </style:style>
    <style:style style:name="Table310.A1" style:family="table-cell">
      <style:table-cell-properties style:vertical-align="middle" fo:padding="0.0194in" fo:border="none"/>
    </style:style>
    <style:style style:name="Table311" style:family="table">
      <style:table-properties style:width="1.8306in" table:align="left"/>
    </style:style>
    <style:style style:name="Table311.A" style:family="table-column">
      <style:table-column-properties style:column-width="1.8306in"/>
    </style:style>
    <style:style style:name="Table311.A1" style:family="table-cell">
      <style:table-cell-properties style:vertical-align="middle" fo:padding="0.0194in" fo:border="none"/>
    </style:style>
    <style:style style:name="Table312" style:family="table">
      <style:table-properties style:width="1.8014in" table:align="left"/>
    </style:style>
    <style:style style:name="Table312.A" style:family="table-column">
      <style:table-column-properties style:column-width="1.8014in"/>
    </style:style>
    <style:style style:name="Table312.A1" style:family="table-cell">
      <style:table-cell-properties style:vertical-align="middle" fo:padding="0.0194in" fo:border="none"/>
    </style:style>
    <style:style style:name="Table313" style:family="table">
      <style:table-properties style:width="1.8306in" table:align="left"/>
    </style:style>
    <style:style style:name="Table313.A" style:family="table-column">
      <style:table-column-properties style:column-width="1.8306in"/>
    </style:style>
    <style:style style:name="Table313.A1" style:family="table-cell">
      <style:table-cell-properties style:vertical-align="middle" fo:padding="0.0194in" fo:border="none"/>
    </style:style>
    <style:style style:name="Table314" style:family="table">
      <style:table-properties style:width="0.1986in" table:align="left"/>
    </style:style>
    <style:style style:name="Table314.A" style:family="table-column">
      <style:table-column-properties style:column-width="0.1986in"/>
    </style:style>
    <style:style style:name="Table314.A1" style:family="table-cell">
      <style:table-cell-properties style:vertical-align="middle" fo:padding="0.0194in" fo:border="none"/>
    </style:style>
    <style:style style:name="Table315" style:family="table">
      <style:table-properties style:width="1.2743in" table:align="left"/>
    </style:style>
    <style:style style:name="Table315.A" style:family="table-column">
      <style:table-column-properties style:column-width="1.2743in"/>
    </style:style>
    <style:style style:name="Table315.A1" style:family="table-cell">
      <style:table-cell-properties style:vertical-align="middle" fo:padding="0.0194in" fo:border="none"/>
    </style:style>
    <style:style style:name="Table316" style:family="table">
      <style:table-properties style:width="0.1986in" table:align="left"/>
    </style:style>
    <style:style style:name="Table316.A" style:family="table-column">
      <style:table-column-properties style:column-width="0.1986in"/>
    </style:style>
    <style:style style:name="Table316.A1" style:family="table-cell">
      <style:table-cell-properties style:vertical-align="middle" fo:padding="0.0194in" fo:border="none"/>
    </style:style>
    <style:style style:name="Table317" style:family="table">
      <style:table-properties style:width="1.8063in" table:align="left"/>
    </style:style>
    <style:style style:name="Table317.A" style:family="table-column">
      <style:table-column-properties style:column-width="1.8063in"/>
    </style:style>
    <style:style style:name="Table317.A1" style:family="table-cell">
      <style:table-cell-properties style:vertical-align="middle" fo:padding="0.0194in" fo:border="none"/>
    </style:style>
    <style:style style:name="Table318" style:family="table">
      <style:table-properties style:width="1.8403in" table:align="left"/>
    </style:style>
    <style:style style:name="Table318.A" style:family="table-column">
      <style:table-column-properties style:column-width="1.8403in"/>
    </style:style>
    <style:style style:name="Table318.A1" style:family="table-cell">
      <style:table-cell-properties style:vertical-align="middle" fo:padding="0.0194in" fo:border="none"/>
    </style:style>
    <style:style style:name="Table319" style:family="table">
      <style:table-properties style:width="1.8208in" table:align="left"/>
    </style:style>
    <style:style style:name="Table319.A" style:family="table-column">
      <style:table-column-properties style:column-width="1.8208in"/>
    </style:style>
    <style:style style:name="Table319.A1" style:family="table-cell">
      <style:table-cell-properties style:vertical-align="middle" fo:padding="0.0194in" fo:border="none"/>
    </style:style>
    <style:style style:name="Table320" style:family="table">
      <style:table-properties style:width="1.8208in" table:align="left"/>
    </style:style>
    <style:style style:name="Table320.A" style:family="table-column">
      <style:table-column-properties style:column-width="1.8208in"/>
    </style:style>
    <style:style style:name="Table320.A1" style:family="table-cell">
      <style:table-cell-properties style:vertical-align="middle" fo:padding="0.0194in" fo:border="none"/>
    </style:style>
    <style:style style:name="Table321" style:family="table">
      <style:table-properties style:width="1.8306in" table:align="left"/>
    </style:style>
    <style:style style:name="Table321.A" style:family="table-column">
      <style:table-column-properties style:column-width="1.8306in"/>
    </style:style>
    <style:style style:name="Table321.A1" style:family="table-cell">
      <style:table-cell-properties style:vertical-align="middle" fo:padding="0.0194in" fo:border="none"/>
    </style:style>
    <style:style style:name="Table322" style:family="table">
      <style:table-properties style:width="1.8014in" table:align="left"/>
    </style:style>
    <style:style style:name="Table322.A" style:family="table-column">
      <style:table-column-properties style:column-width="1.8014in"/>
    </style:style>
    <style:style style:name="Table322.A1" style:family="table-cell">
      <style:table-cell-properties style:vertical-align="middle" fo:padding="0.0194in" fo:border="none"/>
    </style:style>
    <style:style style:name="Table323" style:family="table">
      <style:table-properties style:width="1.8306in" table:align="left"/>
    </style:style>
    <style:style style:name="Table323.A" style:family="table-column">
      <style:table-column-properties style:column-width="1.8306in"/>
    </style:style>
    <style:style style:name="Table323.A1" style:family="table-cell">
      <style:table-cell-properties style:vertical-align="middle" fo:padding="0.0194in" fo:border="none"/>
    </style:style>
    <style:style style:name="Table324" style:family="table">
      <style:table-properties style:width="0.1986in" table:align="left"/>
    </style:style>
    <style:style style:name="Table324.A" style:family="table-column">
      <style:table-column-properties style:column-width="0.1986in"/>
    </style:style>
    <style:style style:name="Table32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b1303" officeooo:paragraph-rsid="000b1303"/>
    </style:style>
    <style:style style:name="P2" style:family="paragraph" style:parent-style-name="Standard">
      <style:paragraph-properties fo:text-align="center" style:justify-single-word="false"/>
      <style:text-properties officeooo:rsid="000b1303" officeooo:paragraph-rsid="000b1303"/>
    </style:style>
    <style:style style:name="P3" style:family="paragraph" style:parent-style-name="Standard">
      <style:paragraph-properties fo:text-align="center" style:justify-single-word="false"/>
      <style:text-properties style:font-name="Nimbus Roman" fo:font-size="28pt" officeooo:rsid="000b1303" officeooo:paragraph-rsid="000b1303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Nimbus Roman" fo:font-size="28pt" officeooo:rsid="000f64c4" officeooo:paragraph-rsid="000f64c4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font-name="Nimbus Roman" officeooo:rsid="000b1303" officeooo:paragraph-rsid="000b1303"/>
    </style:style>
    <style:style style:name="P6" style:family="paragraph" style:parent-style-name="Standard">
      <style:paragraph-properties fo:text-align="start" style:justify-single-word="false"/>
      <style:text-properties style:font-name="Nimbus Roman" officeooo:rsid="000cb91b" officeooo:paragraph-rsid="000cb91b"/>
    </style:style>
    <style:style style:name="P7" style:family="paragraph" style:parent-style-name="Standard">
      <style:paragraph-properties fo:text-align="start" style:justify-single-word="false"/>
      <style:text-properties style:font-name="Nimbus Roman" officeooo:rsid="000d85fb" officeooo:paragraph-rsid="000d85fb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officeooo:paragraph-rsid="000d85fb"/>
    </style:style>
    <style:style style:name="P10" style:family="paragraph" style:parent-style-name="Text_20_body">
      <style:text-properties officeooo:rsid="000f19b3" officeooo:paragraph-rsid="000f19b3"/>
    </style:style>
    <style:style style:name="P11" style:family="paragraph" style:parent-style-name="Standard">
      <style:paragraph-properties fo:line-height="115%" fo:text-align="start" style:justify-single-word="false"/>
      <style:text-properties officeooo:paragraph-rsid="000d85fb"/>
    </style:style>
    <style:style style:name="P12" style:family="paragraph" style:parent-style-name="Standard">
      <style:paragraph-properties fo:line-height="115%" fo:text-align="start" style:justify-single-word="false"/>
      <style:text-properties style:font-name="Nimbus Roman" officeooo:rsid="000d85fb" officeooo:paragraph-rsid="001068ce"/>
    </style:style>
    <style:style style:name="P13" style:family="paragraph" style:parent-style-name="Standard">
      <style:paragraph-properties fo:text-align="start" style:justify-single-word="false"/>
      <style:text-properties style:font-name="Nimbus Roman" officeooo:rsid="000cb91b" officeooo:paragraph-rsid="000cb91b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 style:parent-style-name="Text_20_body">
      <style:text-properties officeooo:paragraph-rsid="000d85fb"/>
    </style:style>
    <style:style style:name="P16" style:family="paragraph" style:parent-style-name="Text_20_body">
      <style:text-properties officeooo:rsid="000f19b3" officeooo:paragraph-rsid="000f19b3"/>
    </style:style>
    <style:style style:name="T1" style:family="text">
      <style:text-properties officeooo:rsid="000d85fb"/>
    </style:style>
    <style:style style:name="T2" style:family="text">
      <style:text-properties officeooo:rsid="000f19b3"/>
    </style:style>
    <style:style style:name="T3" style:family="text">
      <style:text-properties style:font-name="Nimbus Roman" officeooo:rsid="000d85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versitatea Ploitehnica Bucuresti</text:p>
      <text:p text:style-name="P5">Facultatea de Electronica,Telecomunicatii si Tehnologia Informatiei</text:p>
      <text:p text:style-name="P3"/>
      <text:p text:style-name="P3"/>
      <text:p text:style-name="P3"/>
      <text:p text:style-name="P3"/>
      <text:p text:style-name="P3"/>
      <text:p text:style-name="P4">PROIECT 2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fesor coodronator:Zoican Sorin</text:p>
      <text:p text:style-name="P2"/>
      <text:p text:style-name="P2"/>
      <text:p text:style-name="P5">Realizat de:</text:p>
      <text:p text:style-name="P5">Burlacel George</text:p>
      <text:p text:style-name="P5">Busicescu Mihai</text:p>
      <text:p text:style-name="P5">Nica Bogdan Claudiu</text:p>
      <text:p text:style-name="P5">Tudoran Daniel</text:p>
      <text:p text:style-name="P5"/>
      <text:p text:style-name="P5">Grupa: 433Db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1.Organigrama:</text:p>
      <text:p text:style-name="P6"/>
      <text:p text:style-name="P6">2.Hardware</text:p>
      <text:p text:style-name="P6"/>
      <text:p text:style-name="P6">3.Subsistemul AVR</text:p>
      <text:p text:style-name="P6">Sub sistemul AVR proceseaza informatiile primite de la subsistemul DSP pentru: a afisa pe LEDurile <text:s/>LED0 → LED2 nivelul de curent consumat avand 4 stari: niciun LED aprins semnifica faptul ca nu s-a primit nimic de la DSP, LED0 aprins ne semnifica un nivel scazut de curent, LED1 un nivel mediu de consum si LED3 un nivel mare conform urmatoarei logici:(insereaza logica pentru a determina nivelul); a ne afisa pe un afisor cu sapte segmente ce ne arata doua cifre valoarea in kWh consumata in ultimele 8 ore daca nu e apasat butonul sau valoarea consumata in ultimele 4 ore daca este tinut apasat butonul.</text:p>
      <text:p text:style-name="P6">Subsistemul AVR primeste pe PC<text:span text:style-name="T1">0</text:span> un semnal de Check Pulse, care in 1 logic semnifica prezenta semnalului de intrare iar pe 0 logic absenta acestuia.Cat timp Check Pulse este in 1 logic, p<text:span text:style-name="T1">e PC1</text:span> prim<text:span text:style-name="T1">im</text:span> un numar de pulsuri de la sistemul DSP pentru a semnifica consumul de kWh unde un puls semnifica un kWh.</text:p>
      <text:p text:style-name="P6">Valoarea primita este salvata intr-un array de 24 de elemente.</text:p>
      <text:p text:style-name="P6"/>
      <text:p text:style-name="P6">4.Subsistemul DSP</text:p>
      <text:p text:style-name="P6"/>
      <text:p text:style-name="P7">5.Cod AVR</text:p>
      <text:p text:style-name="P7">Codul din document exclude codul generat automat de CodeVision AVR.</text:p>
      <text:p text:style-name="P12"><text:s/>Main</text:p>
      <text:p text:style-name="P12"/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<text:bookmark text:name="LC342"/>void main(void)</text:p>
          </table:table-cell>
        </table:table-row>
      </table:table>
      <text:p text:style-name="Text_20_body">{</text:p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Table_20_Contents"><text:bookmark text:name="LC484"/>while (1)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Table_20_Contents"><text:bookmark text:name="LC485"/>{ 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<text:bookmark text:name="LC486"/>//check_pulse=PINC.0;//portile pentru primirea datelor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<text:bookmark text:name="LC487"/>//in_semnal_p=PINC.1;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<text:bookmark text:name="LC488"/>LED_Stare_Curent();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<text:bookmark text:name="LC489"/>if(PINC.0==1 ) //fal portC.0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LC490"/>{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Table_20_Contents"><text:bookmark text:name="LC491"/>cont_pulse=0;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Table_20_Contents"><text:bookmark text:name="LC492"/>while(PINC.0!=0) // fal port C.1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<text:bookmark text:name="LC493"/>{if(PINC.1==1) // DSP ar trebui sa trimita semnal de genul 1110111 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Table_20_Contents"><text:bookmark text:name="LC494"/>{</text:p>
          </table:table-cell>
        </table:table-row>
      </table:table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Table_20_Contents"><text:bookmark text:name="LC495"/>cont_pulse=cont_pulse+1;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Table_20_Contents"><text:bookmark text:name="LC496"/>}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<text:bookmark text:name="LC497"/>}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Table_20_Contents"><text:bookmark text:name="LC498"/>}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<text:bookmark text:name="LC499"/>arrayOre[contorHr]=cont_pulse;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Table_20_Contents"><text:bookmark text:name="LC500"/>Afisor_2Cifre(ValAfisorButon());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Table_20_Contents"><text:bookmark text:name="LC501"/>}</text:p>
          </table:table-cell>
        </table:table-row>
      </table:table>
      <text:p text:style-name="Text_20_body"><text:soft-page-break/>}</text:p>
      <text:p text:style-name="P12">Configurarea temporizatorului TIM0 <text:span text:style-name="T2">pentru a contoriza secundele minutele si orele.</text:span>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26"/>char arrayOre[24]={0,0,0,0,0,0,0,0,0,0,0,0,0,0,0,0,0,0,0,0,0,0,0,0}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7"/>char contorIn=0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28"/>char contorSec=0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29"/>char contorMin=0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30"/>char contorHr=1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31"/>char val_afisor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32"/>char cont_pulse=0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33"/>// Timer 0 overflow interrupt service routine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34"/>interrupt [TIM0_OVF] void timer0_ovf_isr(void)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35"/>{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36"/>// Reinitialize Timer 0 value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37"/>//TCNT0=0x3C; //acesta este valoarea timerului pentru a obtine o perioada de 10ms.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38"/>//vom folosi pentru simulare un artificiu deoarece simulatorul merge in 4 MHz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39"/>TCNT0=0x63; 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40"/>// Place your code here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41"/>contorIn=contorIn+1;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42"/>if(contorIn%25==0){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43"/>// contorIn pentru 4MHz si TCNT0 ales numara o secunda odata ce ajunge la valoarea de 25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44"/>//pentru 20Mhz ar trebui sa fie 100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45"/>contorSec=contorSec+1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46"/>contorIn=0;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47"/>}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48"/>if(contorSec%60==0){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49"/>contorMin=contorMin+1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50"/>contorSec=0;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51"/>}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52"/>if(contorMin%60==0){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53"/>contorHr=contorHr+1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54"/>contorMin=0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55"/>}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P8"><text:bookmark text:name="LC56"/>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57"/>if(contorHr%24==0){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58"/>contorHr=1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59"/>}</text:p>
          </table:table-cell>
        </table:table-row>
      </table:table>
      <text:p text:style-name="Text_20_body">}</text:p>
      <text:p text:style-name="Text_20_body"/>
      <text:p text:style-name="P15"><text:span text:style-name="T1">Functiile pentru afisarea nivelului</text:span></text:p>
      <text:p text:style-name="P10"/>
      <table:table table:name="Table35" table:style-name="Table35">
        <table:table-column table:style-name="Table35.A"/>
        <text:soft-page-break/>
        <table:table-row>
          <table:table-cell table:style-name="Table35.A1" office:value-type="string">
            <text:p text:style-name="Table_20_Contents"><text:bookmark text:name="LC61"/>void LED_Stare_Curent(void)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62"/>{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63"/>if(PINC.2==1){ //schimba in port D2, D3, D4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64"/>PORTD.4=1; // reprezinta o valoare scauzta 10mA-1.5ish A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65"/>PORTD.3=0;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66"/>PORTD.2=0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67"/>}else if(PINC.3==1){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68"/>PORTD.4=0;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69"/>PORTD.3=1; // reprezinta o valoare medie 1.501 A -3.5 A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70"/>PORTD.2=0;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71"/>}else if(PINC.4==1){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72"/>PORTD.4=0;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73"/>PORTD.3=0;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74"/>PORTD.2=1; // reprezinta o valoare mare 3.501 A- 5A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P8"><text:bookmark text:name="LC75"/>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76"/>}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77"/>else {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78"/>PORTD.4=0;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79"/>PORTD.3=0;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80"/>PORTD.2=0;// nu ne afiseaza niciun led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81"/>}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82"/>//aceasta functie preia valoarea trimisa de dsp( valorile sunt intre anumite nivele</text:p>
          </table:table-cell>
        </table:table-row>
      </table:table>
      <text:p text:style-name="Text_20_body">}</text:p>
      <text:p text:style-name="P10"/>
      <text:p text:style-name="P10">Functia pentru functionarea butonului.</text:p>
      <text:p text:style-name="Text_20_body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287"/>char ValAfisorButon(void){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288"/>char SUMA;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289"/>//ar trebui sa ma mai gandesc cu butonul ca un fel de multi switch ca nu e un switch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290"/>//ar trebui sa il pun intr-o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291"/>char buffer_calc;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292"/>char i;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293"/>if(PIND.5==0)//buton apasat butonul este portD5, cu portD6 allways on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294"/>{ 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295"/>SUMA=0;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LC296"/>if(contorHr&gt;8)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297"/>{ buffer_calc=contorHr-8;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298"/>for(i=buffer_calc;i&lt;=contorHr;i++)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LC299"/>{ SUMA=SUMA+arrayOre[i];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300"/>} 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301"/>}</text:p>
          </table:table-cell>
        </table:table-row>
      </table:table>
      <table:table table:name="Table72" table:style-name="Table72">
        <table:table-column table:style-name="Table72.A"/>
        <text:soft-page-break/>
        <table:table-row>
          <table:table-cell table:style-name="Table72.A1" office:value-type="string">
            <text:p text:style-name="Table_20_Contents"><text:bookmark text:name="LC302"/>else{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303"/>buffer_calc=8-contorHr;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304"/>for(i=24-buffer_calc;i&lt;=24;i++)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305"/>{ SUMA=SUMA+arrayOre[i];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306"/>}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307"/>for(i=1;i&lt;=contorHr;i++){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308"/>SUMA=SUMA+arrayOre[i];}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309"/>}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310"/>return val_afisor=SUMA; 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311"/>//sfarsitul functiei de 24 de ore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312"/>}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313"/>else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314"/>{SUMA=0;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P8"><text:bookmark text:name="LC315"/>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316"/>if(contorHr&gt;4)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317"/>{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318"/>buffer_calc=contorHr-4;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319"/>for(i=buffer_calc;i&lt;=contorHr;i++)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320"/>{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321"/>SUMA=SUMA+arrayOre[i];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LC322"/>}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323"/>}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324"/>else {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LC325"/>buffer_calc=4-contorHr;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LC326"/>for(i=24-buffer_calc;i&lt;=24;i++)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327"/>{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LC328"/>SUMA=SUMA+arrayOre[i];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LC329"/>}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bookmark text:name="LC330"/>for(i=1;i&lt;=contorHr;i++)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LC331"/>{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Table_20_Contents"><text:bookmark text:name="LC332"/>SUMA=SUMA+arrayOre[i];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<text:bookmark text:name="LC333"/>}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LC334"/>// ar trebui sa ne arate consumul de kWh pentru ultimele 4 ore cat timp apasam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<text:bookmark text:name="LC335"/>}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<text:bookmark text:name="LC336"/>return val_afisor=SUMA;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<text:bookmark text:name="LC337"/>}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<text:bookmark text:name="LC338"/>}</text:p>
          </table:table-cell>
        </table:table-row>
      </table:table>
      <text:p text:style-name="Text_20_body"/>
      <text:p text:style-name="Text_20_body"/>
      <text:p text:style-name="P10"/>
      <text:p text:style-name="P10"><text:soft-page-break/>Pentru a ne afisa cele 2 cifre conform foi de catalog a (pune numele afisorului aici) acesta lucreaza pe o logica inversa.</text:p>
      <text:p text:style-name="P10"/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Table_20_Contents"><text:bookmark text:name="LC87"/>void Afisor_2Cifre(char value){ //vei lua PORTA complet, PortD7,portB 0-&gt;4 14 biti pentur 2 cifre 7 biti din port A o sai setezi pentru prima cifra restul cifra 2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Table_20_Contents"><text:bookmark text:name="LC88"/>//placeholder pentru porti liberi pentru 2 cifre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Table_20_Contents"><text:bookmark text:name="LC89"/>//tine minte afisorul este pe logica inversa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Table_20_Contents"><text:bookmark text:name="LC90"/>cifra0=value%10;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Table_20_Contents"><text:bookmark text:name="LC91"/>cifra1=(value/10)%10;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Table_20_Contents"><text:bookmark text:name="LC92"/>if(cifra0==0)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<text:bookmark text:name="LC93"/>{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<text:bookmark text:name="LC94"/>PORTA.0=0; //pin 17 4E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Table_20_Contents"><text:bookmark text:name="LC95"/>PORTA.1=0; //pin 18 4D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<text:bookmark text:name="LC96"/>PORTA.2=0; //pin 19 4C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<text:bookmark text:name="LC97"/>PORTA.3=0; //pin 20 4B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Table_20_Contents"><text:bookmark text:name="LC98"/>PORTA.4=0; //pin 20 4A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Table_20_Contents"><text:bookmark text:name="LC99"/>PORTA.5=0; //pin 20 4F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Table_20_Contents"><text:bookmark text:name="LC100"/>PORTA.6=1; //pin 20 4G</text:p>
          </table:table-cell>
        </table:table-row>
      </table:table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Table_20_Contents"><text:bookmark text:name="LC101"/>}</text:p>
          </table:table-cell>
        </table:table-row>
      </table:table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Table_20_Contents"><text:bookmark text:name="LC102"/>else if(cifra0==1)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Table_20_Contents"><text:bookmark text:name="LC103"/>{</text:p>
          </table:table-cell>
        </table:table-row>
      </table:table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Table_20_Contents"><text:bookmark text:name="LC104"/>PORTA.0=1; //pin 17 4E</text:p>
          </table:table-cell>
        </table:table-row>
      </table:table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Table_20_Contents"><text:bookmark text:name="LC105"/>PORTA.1=1; //pin 18 4D</text:p>
          </table:table-cell>
        </table:table-row>
      </table:table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Table_20_Contents"><text:bookmark text:name="LC106"/>PORTA.2=0; //pin 19 4C</text:p>
          </table:table-cell>
        </table:table-row>
      </table:table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Table_20_Contents"><text:bookmark text:name="LC107"/>PORTA.3=0; //pin 20 4B</text:p>
          </table:table-cell>
        </table:table-row>
      </table:table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Table_20_Contents"><text:bookmark text:name="LC108"/>PORTA.4=1; //pin 20 4A</text:p>
          </table:table-cell>
        </table:table-row>
      </table:table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Table_20_Contents"><text:bookmark text:name="LC109"/>PORTA.5=1; //pin 20 4F</text:p>
          </table:table-cell>
        </table:table-row>
      </table:table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Table_20_Contents"><text:bookmark text:name="LC110"/>PORTA.6=1; //pin 20 4G</text:p>
          </table:table-cell>
        </table:table-row>
      </table:table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Table_20_Contents"><text:bookmark text:name="LC111"/>}</text:p>
          </table:table-cell>
        </table:table-row>
      </table:table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Table_20_Contents"><text:bookmark text:name="LC112"/>else if(cifra0==2)</text:p>
          </table:table-cell>
        </table:table-row>
      </table:table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Table_20_Contents"><text:bookmark text:name="LC113"/>{PORTA.0=0; //pin 17 4E</text:p>
          </table:table-cell>
        </table:table-row>
      </table:table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Table_20_Contents"><text:bookmark text:name="LC114"/>PORTA.1=0; //pin 18 4D</text:p>
          </table:table-cell>
        </table:table-row>
      </table:table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Table_20_Contents"><text:bookmark text:name="LC115"/>PORTA.2=1; //pin 19 4C</text:p>
          </table:table-cell>
        </table:table-row>
      </table:table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Table_20_Contents"><text:bookmark text:name="LC116"/>PORTA.3=0; //pin 20 4B</text:p>
          </table:table-cell>
        </table:table-row>
      </table:table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Table_20_Contents"><text:bookmark text:name="LC117"/>PORTA.4=0; //pin 20 4A</text:p>
          </table:table-cell>
        </table:table-row>
      </table:table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Table_20_Contents"><text:bookmark text:name="LC118"/>PORTA.5=1; //pin 20 4F</text:p>
          </table:table-cell>
        </table:table-row>
      </table:table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Table_20_Contents"><text:bookmark text:name="LC119"/>PORTA.6=0; //pin 20 4G</text:p>
          </table:table-cell>
        </table:table-row>
      </table:table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Table_20_Contents"><text:bookmark text:name="LC120"/>}</text:p>
          </table:table-cell>
        </table:table-row>
      </table:table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Table_20_Contents"><text:bookmark text:name="LC121"/>else if(cifra0==3)</text:p>
          </table:table-cell>
        </table:table-row>
      </table:table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Table_20_Contents"><text:bookmark text:name="LC122"/>{PORTA.0=1; //pin 17 4E</text:p>
          </table:table-cell>
        </table:table-row>
      </table:table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Table_20_Contents"><text:bookmark text:name="LC123"/>PORTA.1=0; //pin 18 4D</text:p>
          </table:table-cell>
        </table:table-row>
      </table:table>
      <table:table table:name="Table165" table:style-name="Table165">
        <table:table-column table:style-name="Table165.A"/>
        <text:soft-page-break/>
        <table:table-row>
          <table:table-cell table:style-name="Table165.A1" office:value-type="string">
            <text:p text:style-name="Table_20_Contents"><text:bookmark text:name="LC124"/>PORTA.2=0; //pin 19 4C</text:p>
          </table:table-cell>
        </table:table-row>
      </table:table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Table_20_Contents"><text:bookmark text:name="LC125"/>PORTA.3=0; //pin 20 4B</text:p>
          </table:table-cell>
        </table:table-row>
      </table:table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Table_20_Contents"><text:bookmark text:name="LC126"/>PORTA.4=0; //pin 20 4A</text:p>
          </table:table-cell>
        </table:table-row>
      </table:table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Table_20_Contents"><text:bookmark text:name="LC127"/>PORTA.5=1; //pin 20 4F</text:p>
          </table:table-cell>
        </table:table-row>
      </table:table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Table_20_Contents"><text:bookmark text:name="LC128"/>PORTA.6=0; //pin 20 4G</text:p>
          </table:table-cell>
        </table:table-row>
      </table:table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Table_20_Contents"><text:bookmark text:name="LC129"/>}</text:p>
          </table:table-cell>
        </table:table-row>
      </table:table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Table_20_Contents"><text:bookmark text:name="LC130"/>else if(cifra0==4)</text:p>
          </table:table-cell>
        </table:table-row>
      </table:table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Table_20_Contents"><text:bookmark text:name="LC131"/>{PORTA.0=1; //pin 17 4E</text:p>
          </table:table-cell>
        </table:table-row>
      </table:table>
      <table:table table:name="Table173" table:style-name="Table173">
        <table:table-column table:style-name="Table173.A"/>
        <table:table-row>
          <table:table-cell table:style-name="Table173.A1" office:value-type="string">
            <text:p text:style-name="Table_20_Contents"><text:bookmark text:name="LC132"/>PORTA.1=1; //pin 18 4D</text:p>
          </table:table-cell>
        </table:table-row>
      </table:table>
      <table:table table:name="Table174" table:style-name="Table174">
        <table:table-column table:style-name="Table174.A"/>
        <table:table-row>
          <table:table-cell table:style-name="Table174.A1" office:value-type="string">
            <text:p text:style-name="Table_20_Contents"><text:bookmark text:name="LC133"/>PORTA.2=0; //pin 19 4C</text:p>
          </table:table-cell>
        </table:table-row>
      </table:table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Table_20_Contents"><text:bookmark text:name="LC134"/>PORTA.3=0; //pin 20 4B</text:p>
          </table:table-cell>
        </table:table-row>
      </table:table>
      <table:table table:name="Table176" table:style-name="Table176">
        <table:table-column table:style-name="Table176.A"/>
        <table:table-row>
          <table:table-cell table:style-name="Table176.A1" office:value-type="string">
            <text:p text:style-name="Table_20_Contents"><text:bookmark text:name="LC135"/>PORTA.4=1; //pin 20 4A</text:p>
          </table:table-cell>
        </table:table-row>
      </table:table>
      <table:table table:name="Table177" table:style-name="Table177">
        <table:table-column table:style-name="Table177.A"/>
        <table:table-row>
          <table:table-cell table:style-name="Table177.A1" office:value-type="string">
            <text:p text:style-name="Table_20_Contents"><text:bookmark text:name="LC136"/>PORTA.5=0; //pin 20 4F</text:p>
          </table:table-cell>
        </table:table-row>
      </table:table>
      <table:table table:name="Table178" table:style-name="Table178">
        <table:table-column table:style-name="Table178.A"/>
        <table:table-row>
          <table:table-cell table:style-name="Table178.A1" office:value-type="string">
            <text:p text:style-name="Table_20_Contents"><text:bookmark text:name="LC137"/>PORTA.6=0; //pin 20 4G</text:p>
          </table:table-cell>
        </table:table-row>
      </table:table>
      <table:table table:name="Table179" table:style-name="Table179">
        <table:table-column table:style-name="Table179.A"/>
        <table:table-row>
          <table:table-cell table:style-name="Table179.A1" office:value-type="string">
            <text:p text:style-name="Table_20_Contents"><text:bookmark text:name="LC138"/>}</text:p>
          </table:table-cell>
        </table:table-row>
      </table:table>
      <table:table table:name="Table180" table:style-name="Table180">
        <table:table-column table:style-name="Table180.A"/>
        <table:table-row>
          <table:table-cell table:style-name="Table180.A1" office:value-type="string">
            <text:p text:style-name="Table_20_Contents"><text:bookmark text:name="LC139"/>else if(cifra0==5)</text:p>
          </table:table-cell>
        </table:table-row>
      </table:table>
      <table:table table:name="Table181" table:style-name="Table181">
        <table:table-column table:style-name="Table181.A"/>
        <table:table-row>
          <table:table-cell table:style-name="Table181.A1" office:value-type="string">
            <text:p text:style-name="Table_20_Contents"><text:bookmark text:name="LC140"/>{PORTA.0=1; //pin 17 4E</text:p>
          </table:table-cell>
        </table:table-row>
      </table:table>
      <table:table table:name="Table182" table:style-name="Table182">
        <table:table-column table:style-name="Table182.A"/>
        <table:table-row>
          <table:table-cell table:style-name="Table182.A1" office:value-type="string">
            <text:p text:style-name="Table_20_Contents"><text:bookmark text:name="LC141"/>PORTA.1=0; //pin 18 4D</text:p>
          </table:table-cell>
        </table:table-row>
      </table:table>
      <table:table table:name="Table183" table:style-name="Table183">
        <table:table-column table:style-name="Table183.A"/>
        <table:table-row>
          <table:table-cell table:style-name="Table183.A1" office:value-type="string">
            <text:p text:style-name="Table_20_Contents"><text:bookmark text:name="LC142"/>PORTA.2=0; //pin 19 4C</text:p>
          </table:table-cell>
        </table:table-row>
      </table:table>
      <table:table table:name="Table184" table:style-name="Table184">
        <table:table-column table:style-name="Table184.A"/>
        <table:table-row>
          <table:table-cell table:style-name="Table184.A1" office:value-type="string">
            <text:p text:style-name="Table_20_Contents"><text:bookmark text:name="LC143"/>PORTA.3=1; //pin 20 4B</text:p>
          </table:table-cell>
        </table:table-row>
      </table:table>
      <table:table table:name="Table185" table:style-name="Table185">
        <table:table-column table:style-name="Table185.A"/>
        <table:table-row>
          <table:table-cell table:style-name="Table185.A1" office:value-type="string">
            <text:p text:style-name="Table_20_Contents"><text:bookmark text:name="LC144"/>PORTA.4=0; //pin 20 4A</text:p>
          </table:table-cell>
        </table:table-row>
      </table:table>
      <table:table table:name="Table186" table:style-name="Table186">
        <table:table-column table:style-name="Table186.A"/>
        <table:table-row>
          <table:table-cell table:style-name="Table186.A1" office:value-type="string">
            <text:p text:style-name="Table_20_Contents"><text:bookmark text:name="LC145"/>PORTA.5=0; //pin 20 4F</text:p>
          </table:table-cell>
        </table:table-row>
      </table:table>
      <table:table table:name="Table187" table:style-name="Table187">
        <table:table-column table:style-name="Table187.A"/>
        <table:table-row>
          <table:table-cell table:style-name="Table187.A1" office:value-type="string">
            <text:p text:style-name="Table_20_Contents"><text:bookmark text:name="LC146"/>PORTA.6=0; //pin 20 4G</text:p>
          </table:table-cell>
        </table:table-row>
      </table:table>
      <table:table table:name="Table188" table:style-name="Table188">
        <table:table-column table:style-name="Table188.A"/>
        <table:table-row>
          <table:table-cell table:style-name="Table188.A1" office:value-type="string">
            <text:p text:style-name="Table_20_Contents"><text:bookmark text:name="LC147"/>}</text:p>
          </table:table-cell>
        </table:table-row>
      </table:table>
      <table:table table:name="Table189" table:style-name="Table189">
        <table:table-column table:style-name="Table189.A"/>
        <table:table-row>
          <table:table-cell table:style-name="Table189.A1" office:value-type="string">
            <text:p text:style-name="Table_20_Contents"><text:bookmark text:name="LC148"/>else if(cifra0==6)</text:p>
          </table:table-cell>
        </table:table-row>
      </table:table>
      <table:table table:name="Table190" table:style-name="Table190">
        <table:table-column table:style-name="Table190.A"/>
        <table:table-row>
          <table:table-cell table:style-name="Table190.A1" office:value-type="string">
            <text:p text:style-name="Table_20_Contents"><text:bookmark text:name="LC149"/>{PORTA.0=0; //pin 17 4E</text:p>
          </table:table-cell>
        </table:table-row>
      </table:table>
      <table:table table:name="Table191" table:style-name="Table191">
        <table:table-column table:style-name="Table191.A"/>
        <table:table-row>
          <table:table-cell table:style-name="Table191.A1" office:value-type="string">
            <text:p text:style-name="Table_20_Contents"><text:bookmark text:name="LC150"/>PORTA.1=0; //pin 18 4D</text:p>
          </table:table-cell>
        </table:table-row>
      </table:table>
      <table:table table:name="Table192" table:style-name="Table192">
        <table:table-column table:style-name="Table192.A"/>
        <table:table-row>
          <table:table-cell table:style-name="Table192.A1" office:value-type="string">
            <text:p text:style-name="Table_20_Contents"><text:bookmark text:name="LC151"/>PORTA.2=0; //pin 19 4C</text:p>
          </table:table-cell>
        </table:table-row>
      </table:table>
      <table:table table:name="Table193" table:style-name="Table193">
        <table:table-column table:style-name="Table193.A"/>
        <table:table-row>
          <table:table-cell table:style-name="Table193.A1" office:value-type="string">
            <text:p text:style-name="Table_20_Contents"><text:bookmark text:name="LC152"/>PORTA.3=1; //pin 20 4B</text:p>
          </table:table-cell>
        </table:table-row>
      </table:table>
      <table:table table:name="Table194" table:style-name="Table194">
        <table:table-column table:style-name="Table194.A"/>
        <table:table-row>
          <table:table-cell table:style-name="Table194.A1" office:value-type="string">
            <text:p text:style-name="Table_20_Contents"><text:bookmark text:name="LC153"/>PORTA.4=0; //pin 20 4A</text:p>
          </table:table-cell>
        </table:table-row>
      </table:table>
      <table:table table:name="Table195" table:style-name="Table195">
        <table:table-column table:style-name="Table195.A"/>
        <table:table-row>
          <table:table-cell table:style-name="Table195.A1" office:value-type="string">
            <text:p text:style-name="Table_20_Contents"><text:bookmark text:name="LC154"/>PORTA.5=0; //pin 20 4F</text:p>
          </table:table-cell>
        </table:table-row>
      </table:table>
      <table:table table:name="Table196" table:style-name="Table196">
        <table:table-column table:style-name="Table196.A"/>
        <table:table-row>
          <table:table-cell table:style-name="Table196.A1" office:value-type="string">
            <text:p text:style-name="Table_20_Contents"><text:bookmark text:name="LC155"/>PORTA.6=0; //pin 20 4G</text:p>
          </table:table-cell>
        </table:table-row>
      </table:table>
      <table:table table:name="Table197" table:style-name="Table197">
        <table:table-column table:style-name="Table197.A"/>
        <table:table-row>
          <table:table-cell table:style-name="Table197.A1" office:value-type="string">
            <text:p text:style-name="Table_20_Contents"><text:bookmark text:name="LC156"/>}</text:p>
          </table:table-cell>
        </table:table-row>
      </table:table>
      <table:table table:name="Table198" table:style-name="Table198">
        <table:table-column table:style-name="Table198.A"/>
        <table:table-row>
          <table:table-cell table:style-name="Table198.A1" office:value-type="string">
            <text:p text:style-name="Table_20_Contents"><text:bookmark text:name="LC157"/>else if(cifra0==7)</text:p>
          </table:table-cell>
        </table:table-row>
      </table:table>
      <table:table table:name="Table199" table:style-name="Table199">
        <table:table-column table:style-name="Table199.A"/>
        <table:table-row>
          <table:table-cell table:style-name="Table199.A1" office:value-type="string">
            <text:p text:style-name="Table_20_Contents"><text:bookmark text:name="LC158"/>{PORTA.0=1; //pin 17 4E</text:p>
          </table:table-cell>
        </table:table-row>
      </table:table>
      <table:table table:name="Table200" table:style-name="Table200">
        <table:table-column table:style-name="Table200.A"/>
        <table:table-row>
          <table:table-cell table:style-name="Table200.A1" office:value-type="string">
            <text:p text:style-name="Table_20_Contents"><text:bookmark text:name="LC159"/>PORTA.1=1; //pin 18 4D</text:p>
          </table:table-cell>
        </table:table-row>
      </table:table>
      <table:table table:name="Table201" table:style-name="Table201">
        <table:table-column table:style-name="Table201.A"/>
        <table:table-row>
          <table:table-cell table:style-name="Table201.A1" office:value-type="string">
            <text:p text:style-name="Table_20_Contents"><text:bookmark text:name="LC160"/>PORTA.2=0; //pin 19 4C</text:p>
          </table:table-cell>
        </table:table-row>
      </table:table>
      <table:table table:name="Table202" table:style-name="Table202">
        <table:table-column table:style-name="Table202.A"/>
        <table:table-row>
          <table:table-cell table:style-name="Table202.A1" office:value-type="string">
            <text:p text:style-name="Table_20_Contents"><text:bookmark text:name="LC161"/>PORTA.3=0; //pin 20 4B</text:p>
          </table:table-cell>
        </table:table-row>
      </table:table>
      <table:table table:name="Table203" table:style-name="Table203">
        <table:table-column table:style-name="Table203.A"/>
        <table:table-row>
          <table:table-cell table:style-name="Table203.A1" office:value-type="string">
            <text:p text:style-name="Table_20_Contents"><text:bookmark text:name="LC162"/>PORTA.4=0; //pin 20 4A</text:p>
          </table:table-cell>
        </table:table-row>
      </table:table>
      <table:table table:name="Table204" table:style-name="Table204">
        <table:table-column table:style-name="Table204.A"/>
        <table:table-row>
          <table:table-cell table:style-name="Table204.A1" office:value-type="string">
            <text:p text:style-name="Table_20_Contents"><text:bookmark text:name="LC163"/>PORTA.5=1; //pin 20 4F</text:p>
          </table:table-cell>
        </table:table-row>
      </table:table>
      <table:table table:name="Table205" table:style-name="Table205">
        <table:table-column table:style-name="Table205.A"/>
        <table:table-row>
          <table:table-cell table:style-name="Table205.A1" office:value-type="string">
            <text:p text:style-name="Table_20_Contents"><text:bookmark text:name="LC164"/>PORTA.6=1; //pin 20 4G</text:p>
          </table:table-cell>
        </table:table-row>
      </table:table>
      <table:table table:name="Table206" table:style-name="Table206">
        <table:table-column table:style-name="Table206.A"/>
        <table:table-row>
          <table:table-cell table:style-name="Table206.A1" office:value-type="string">
            <text:p text:style-name="Table_20_Contents"><text:bookmark text:name="LC165"/>}</text:p>
          </table:table-cell>
        </table:table-row>
      </table:table>
      <table:table table:name="Table207" table:style-name="Table207">
        <table:table-column table:style-name="Table207.A"/>
        <text:soft-page-break/>
        <table:table-row>
          <table:table-cell table:style-name="Table207.A1" office:value-type="string">
            <text:p text:style-name="Table_20_Contents"><text:bookmark text:name="LC166"/>else if(cifra0==8)</text:p>
          </table:table-cell>
        </table:table-row>
      </table:table>
      <table:table table:name="Table208" table:style-name="Table208">
        <table:table-column table:style-name="Table208.A"/>
        <table:table-row>
          <table:table-cell table:style-name="Table208.A1" office:value-type="string">
            <text:p text:style-name="Table_20_Contents"><text:bookmark text:name="LC167"/>{PORTA.0=0; //pin 17 4E</text:p>
          </table:table-cell>
        </table:table-row>
      </table:table>
      <table:table table:name="Table209" table:style-name="Table209">
        <table:table-column table:style-name="Table209.A"/>
        <table:table-row>
          <table:table-cell table:style-name="Table209.A1" office:value-type="string">
            <text:p text:style-name="Table_20_Contents"><text:bookmark text:name="LC168"/>PORTA.1=0; //pin 18 4D</text:p>
          </table:table-cell>
        </table:table-row>
      </table:table>
      <table:table table:name="Table210" table:style-name="Table210">
        <table:table-column table:style-name="Table210.A"/>
        <table:table-row>
          <table:table-cell table:style-name="Table210.A1" office:value-type="string">
            <text:p text:style-name="Table_20_Contents"><text:bookmark text:name="LC169"/>PORTA.2=0; //pin 19 4C</text:p>
          </table:table-cell>
        </table:table-row>
      </table:table>
      <table:table table:name="Table211" table:style-name="Table211">
        <table:table-column table:style-name="Table211.A"/>
        <table:table-row>
          <table:table-cell table:style-name="Table211.A1" office:value-type="string">
            <text:p text:style-name="Table_20_Contents"><text:bookmark text:name="LC170"/>PORTA.3=0; //pin 20 4B</text:p>
          </table:table-cell>
        </table:table-row>
      </table:table>
      <table:table table:name="Table212" table:style-name="Table212">
        <table:table-column table:style-name="Table212.A"/>
        <table:table-row>
          <table:table-cell table:style-name="Table212.A1" office:value-type="string">
            <text:p text:style-name="Table_20_Contents"><text:bookmark text:name="LC171"/>PORTA.4=0; //pin 20 4A</text:p>
          </table:table-cell>
        </table:table-row>
      </table:table>
      <table:table table:name="Table213" table:style-name="Table213">
        <table:table-column table:style-name="Table213.A"/>
        <table:table-row>
          <table:table-cell table:style-name="Table213.A1" office:value-type="string">
            <text:p text:style-name="Table_20_Contents"><text:bookmark text:name="LC172"/>PORTA.5=0; //pin 20 4F</text:p>
          </table:table-cell>
        </table:table-row>
      </table:table>
      <table:table table:name="Table214" table:style-name="Table214">
        <table:table-column table:style-name="Table214.A"/>
        <table:table-row>
          <table:table-cell table:style-name="Table214.A1" office:value-type="string">
            <text:p text:style-name="Table_20_Contents"><text:bookmark text:name="LC173"/>PORTA.6=0; //pin 20 4G</text:p>
          </table:table-cell>
        </table:table-row>
      </table:table>
      <table:table table:name="Table215" table:style-name="Table215">
        <table:table-column table:style-name="Table215.A"/>
        <table:table-row>
          <table:table-cell table:style-name="Table215.A1" office:value-type="string">
            <text:p text:style-name="Table_20_Contents"><text:bookmark text:name="LC174"/>}</text:p>
          </table:table-cell>
        </table:table-row>
      </table:table>
      <table:table table:name="Table216" table:style-name="Table216">
        <table:table-column table:style-name="Table216.A"/>
        <table:table-row>
          <table:table-cell table:style-name="Table216.A1" office:value-type="string">
            <text:p text:style-name="Table_20_Contents"><text:bookmark text:name="LC175"/>else if(cifra0==9)</text:p>
          </table:table-cell>
        </table:table-row>
      </table:table>
      <table:table table:name="Table217" table:style-name="Table217">
        <table:table-column table:style-name="Table217.A"/>
        <table:table-row>
          <table:table-cell table:style-name="Table217.A1" office:value-type="string">
            <text:p text:style-name="Table_20_Contents"><text:bookmark text:name="LC176"/>{PORTA.0=1; //pin 17 4E</text:p>
          </table:table-cell>
        </table:table-row>
      </table:table>
      <table:table table:name="Table218" table:style-name="Table218">
        <table:table-column table:style-name="Table218.A"/>
        <table:table-row>
          <table:table-cell table:style-name="Table218.A1" office:value-type="string">
            <text:p text:style-name="Table_20_Contents"><text:bookmark text:name="LC177"/>PORTA.1=0; //pin 18 4D</text:p>
          </table:table-cell>
        </table:table-row>
      </table:table>
      <table:table table:name="Table219" table:style-name="Table219">
        <table:table-column table:style-name="Table219.A"/>
        <table:table-row>
          <table:table-cell table:style-name="Table219.A1" office:value-type="string">
            <text:p text:style-name="Table_20_Contents"><text:bookmark text:name="LC178"/>PORTA.2=0; //pin 19 4C</text:p>
          </table:table-cell>
        </table:table-row>
      </table:table>
      <table:table table:name="Table220" table:style-name="Table220">
        <table:table-column table:style-name="Table220.A"/>
        <table:table-row>
          <table:table-cell table:style-name="Table220.A1" office:value-type="string">
            <text:p text:style-name="Table_20_Contents"><text:bookmark text:name="LC179"/>PORTA.3=0; //pin 20 4B</text:p>
          </table:table-cell>
        </table:table-row>
      </table:table>
      <table:table table:name="Table221" table:style-name="Table221">
        <table:table-column table:style-name="Table221.A"/>
        <table:table-row>
          <table:table-cell table:style-name="Table221.A1" office:value-type="string">
            <text:p text:style-name="Table_20_Contents"><text:bookmark text:name="LC180"/>PORTA.4=0; //pin 20 4A</text:p>
          </table:table-cell>
        </table:table-row>
      </table:table>
      <table:table table:name="Table222" table:style-name="Table222">
        <table:table-column table:style-name="Table222.A"/>
        <table:table-row>
          <table:table-cell table:style-name="Table222.A1" office:value-type="string">
            <text:p text:style-name="Table_20_Contents"><text:bookmark text:name="LC181"/>PORTA.5=0; //pin 20 4F</text:p>
          </table:table-cell>
        </table:table-row>
      </table:table>
      <table:table table:name="Table223" table:style-name="Table223">
        <table:table-column table:style-name="Table223.A"/>
        <table:table-row>
          <table:table-cell table:style-name="Table223.A1" office:value-type="string">
            <text:p text:style-name="Table_20_Contents"><text:bookmark text:name="LC182"/>PORTA.6=0; //pin 20 4G</text:p>
          </table:table-cell>
        </table:table-row>
      </table:table>
      <table:table table:name="Table224" table:style-name="Table224">
        <table:table-column table:style-name="Table224.A"/>
        <table:table-row>
          <table:table-cell table:style-name="Table224.A1" office:value-type="string">
            <text:p text:style-name="Table_20_Contents"><text:bookmark text:name="LC183"/>}</text:p>
          </table:table-cell>
        </table:table-row>
      </table:table>
      <table:table table:name="Table225" table:style-name="Table225">
        <table:table-column table:style-name="Table225.A"/>
        <table:table-row>
          <table:table-cell table:style-name="Table225.A1" office:value-type="string">
            <text:p text:style-name="Table_20_Contents"><text:bookmark text:name="LC184"/>if(cifra1==0)</text:p>
          </table:table-cell>
        </table:table-row>
      </table:table>
      <table:table table:name="Table226" table:style-name="Table226">
        <table:table-column table:style-name="Table226.A"/>
        <table:table-row>
          <table:table-cell table:style-name="Table226.A1" office:value-type="string">
            <text:p text:style-name="Table_20_Contents"><text:bookmark text:name="LC185"/>{</text:p>
          </table:table-cell>
        </table:table-row>
      </table:table>
      <table:table table:name="Table227" table:style-name="Table227">
        <table:table-column table:style-name="Table227.A"/>
        <table:table-row>
          <table:table-cell table:style-name="Table227.A1" office:value-type="string">
            <text:p text:style-name="Table_20_Contents"><text:bookmark text:name="LC186"/>PORTA.7=0; // pin 13 3E</text:p>
          </table:table-cell>
        </table:table-row>
      </table:table>
      <table:table table:name="Table228" table:style-name="Table228">
        <table:table-column table:style-name="Table228.A"/>
        <table:table-row>
          <table:table-cell table:style-name="Table228.A1" office:value-type="string">
            <text:p text:style-name="Table_20_Contents"><text:bookmark text:name="LC187"/>PORTD.7=0; // pin 14 3D</text:p>
          </table:table-cell>
        </table:table-row>
      </table:table>
      <table:table table:name="Table229" table:style-name="Table229">
        <table:table-column table:style-name="Table229.A"/>
        <table:table-row>
          <table:table-cell table:style-name="Table229.A1" office:value-type="string">
            <text:p text:style-name="Table_20_Contents"><text:bookmark text:name="LC188"/>PORTB.0=0; // pin 15 3C</text:p>
          </table:table-cell>
        </table:table-row>
      </table:table>
      <table:table table:name="Table230" table:style-name="Table230">
        <table:table-column table:style-name="Table230.A"/>
        <table:table-row>
          <table:table-cell table:style-name="Table230.A1" office:value-type="string">
            <text:p text:style-name="Table_20_Contents"><text:bookmark text:name="LC189"/>PORTB.1=0; // pin 24 3B</text:p>
          </table:table-cell>
        </table:table-row>
      </table:table>
      <table:table table:name="Table231" table:style-name="Table231">
        <table:table-column table:style-name="Table231.A"/>
        <table:table-row>
          <table:table-cell table:style-name="Table231.A1" office:value-type="string">
            <text:p text:style-name="Table_20_Contents"><text:bookmark text:name="LC190"/>PORTB.2=0; // pin 25 3A</text:p>
          </table:table-cell>
        </table:table-row>
      </table:table>
      <table:table table:name="Table232" table:style-name="Table232">
        <table:table-column table:style-name="Table232.A"/>
        <table:table-row>
          <table:table-cell table:style-name="Table232.A1" office:value-type="string">
            <text:p text:style-name="Table_20_Contents"><text:bookmark text:name="LC191"/>PORTB.3=0; // pin 26 3F</text:p>
          </table:table-cell>
        </table:table-row>
      </table:table>
      <table:table table:name="Table233" table:style-name="Table233">
        <table:table-column table:style-name="Table233.A"/>
        <table:table-row>
          <table:table-cell table:style-name="Table233.A1" office:value-type="string">
            <text:p text:style-name="Table_20_Contents"><text:bookmark text:name="LC192"/>PORTB.4=1; // pin 27 3G</text:p>
          </table:table-cell>
        </table:table-row>
      </table:table>
      <table:table table:name="Table234" table:style-name="Table234">
        <table:table-column table:style-name="Table234.A"/>
        <table:table-row>
          <table:table-cell table:style-name="Table234.A1" office:value-type="string">
            <text:p text:style-name="Table_20_Contents"><text:bookmark text:name="LC193"/>}</text:p>
          </table:table-cell>
        </table:table-row>
      </table:table>
      <table:table table:name="Table235" table:style-name="Table235">
        <table:table-column table:style-name="Table235.A"/>
        <table:table-row>
          <table:table-cell table:style-name="Table235.A1" office:value-type="string">
            <text:p text:style-name="Table_20_Contents"><text:bookmark text:name="LC194"/>else if(cifra1==1)</text:p>
          </table:table-cell>
        </table:table-row>
      </table:table>
      <table:table table:name="Table236" table:style-name="Table236">
        <table:table-column table:style-name="Table236.A"/>
        <table:table-row>
          <table:table-cell table:style-name="Table236.A1" office:value-type="string">
            <text:p text:style-name="Table_20_Contents"><text:bookmark text:name="LC195"/>{</text:p>
          </table:table-cell>
        </table:table-row>
      </table:table>
      <table:table table:name="Table237" table:style-name="Table237">
        <table:table-column table:style-name="Table237.A"/>
        <table:table-row>
          <table:table-cell table:style-name="Table237.A1" office:value-type="string">
            <text:p text:style-name="Table_20_Contents"><text:bookmark text:name="LC196"/>PORTA.7=1; // pin 13 3E</text:p>
          </table:table-cell>
        </table:table-row>
      </table:table>
      <table:table table:name="Table238" table:style-name="Table238">
        <table:table-column table:style-name="Table238.A"/>
        <table:table-row>
          <table:table-cell table:style-name="Table238.A1" office:value-type="string">
            <text:p text:style-name="Table_20_Contents"><text:bookmark text:name="LC197"/>PORTD.7=1; // pin 14 3D</text:p>
          </table:table-cell>
        </table:table-row>
      </table:table>
      <table:table table:name="Table239" table:style-name="Table239">
        <table:table-column table:style-name="Table239.A"/>
        <table:table-row>
          <table:table-cell table:style-name="Table239.A1" office:value-type="string">
            <text:p text:style-name="Table_20_Contents"><text:bookmark text:name="LC198"/>PORTB.0=0; // pin 15 3C</text:p>
          </table:table-cell>
        </table:table-row>
      </table:table>
      <table:table table:name="Table240" table:style-name="Table240">
        <table:table-column table:style-name="Table240.A"/>
        <table:table-row>
          <table:table-cell table:style-name="Table240.A1" office:value-type="string">
            <text:p text:style-name="Table_20_Contents"><text:bookmark text:name="LC199"/>PORTB.1=0; // pin 24 3B</text:p>
          </table:table-cell>
        </table:table-row>
      </table:table>
      <table:table table:name="Table241" table:style-name="Table241">
        <table:table-column table:style-name="Table241.A"/>
        <table:table-row>
          <table:table-cell table:style-name="Table241.A1" office:value-type="string">
            <text:p text:style-name="Table_20_Contents"><text:bookmark text:name="LC200"/>PORTB.2=1; // pin 25 3A</text:p>
          </table:table-cell>
        </table:table-row>
      </table:table>
      <table:table table:name="Table242" table:style-name="Table242">
        <table:table-column table:style-name="Table242.A"/>
        <table:table-row>
          <table:table-cell table:style-name="Table242.A1" office:value-type="string">
            <text:p text:style-name="Table_20_Contents"><text:bookmark text:name="LC201"/>PORTB.3=1; // pin 26 3F</text:p>
          </table:table-cell>
        </table:table-row>
      </table:table>
      <table:table table:name="Table243" table:style-name="Table243">
        <table:table-column table:style-name="Table243.A"/>
        <table:table-row>
          <table:table-cell table:style-name="Table243.A1" office:value-type="string">
            <text:p text:style-name="Table_20_Contents"><text:bookmark text:name="LC202"/>PORTB.4=1; // pin 27 3G</text:p>
          </table:table-cell>
        </table:table-row>
      </table:table>
      <table:table table:name="Table244" table:style-name="Table244">
        <table:table-column table:style-name="Table244.A"/>
        <table:table-row>
          <table:table-cell table:style-name="Table244.A1" office:value-type="string">
            <text:p text:style-name="Table_20_Contents"><text:bookmark text:name="LC203"/>}</text:p>
          </table:table-cell>
        </table:table-row>
      </table:table>
      <table:table table:name="Table245" table:style-name="Table245">
        <table:table-column table:style-name="Table245.A"/>
        <table:table-row>
          <table:table-cell table:style-name="Table245.A1" office:value-type="string">
            <text:p text:style-name="Table_20_Contents"><text:bookmark text:name="LC204"/>else if(cifra1==2)</text:p>
          </table:table-cell>
        </table:table-row>
      </table:table>
      <table:table table:name="Table246" table:style-name="Table246">
        <table:table-column table:style-name="Table246.A"/>
        <table:table-row>
          <table:table-cell table:style-name="Table246.A1" office:value-type="string">
            <text:p text:style-name="Table_20_Contents"><text:bookmark text:name="LC205"/>{</text:p>
          </table:table-cell>
        </table:table-row>
      </table:table>
      <table:table table:name="Table247" table:style-name="Table247">
        <table:table-column table:style-name="Table247.A"/>
        <table:table-row>
          <table:table-cell table:style-name="Table247.A1" office:value-type="string">
            <text:p text:style-name="Table_20_Contents"><text:bookmark text:name="LC206"/>PORTA.7=0; // pin 13 3E</text:p>
          </table:table-cell>
        </table:table-row>
      </table:table>
      <table:table table:name="Table248" table:style-name="Table248">
        <table:table-column table:style-name="Table248.A"/>
        <table:table-row>
          <table:table-cell table:style-name="Table248.A1" office:value-type="string">
            <text:p text:style-name="Table_20_Contents"><text:bookmark text:name="LC207"/>PORTD.7=0; // pin 14 3D</text:p>
          </table:table-cell>
        </table:table-row>
      </table:table>
      <table:table table:name="Table249" table:style-name="Table249">
        <table:table-column table:style-name="Table249.A"/>
        <text:soft-page-break/>
        <table:table-row>
          <table:table-cell table:style-name="Table249.A1" office:value-type="string">
            <text:p text:style-name="Table_20_Contents"><text:bookmark text:name="LC208"/>PORTB.0=1; // pin 15 3C</text:p>
          </table:table-cell>
        </table:table-row>
      </table:table>
      <table:table table:name="Table250" table:style-name="Table250">
        <table:table-column table:style-name="Table250.A"/>
        <table:table-row>
          <table:table-cell table:style-name="Table250.A1" office:value-type="string">
            <text:p text:style-name="Table_20_Contents"><text:bookmark text:name="LC209"/>PORTB.1=0; // pin 24 3B</text:p>
          </table:table-cell>
        </table:table-row>
      </table:table>
      <table:table table:name="Table251" table:style-name="Table251">
        <table:table-column table:style-name="Table251.A"/>
        <table:table-row>
          <table:table-cell table:style-name="Table251.A1" office:value-type="string">
            <text:p text:style-name="Table_20_Contents"><text:bookmark text:name="LC210"/>PORTB.2=0; // pin 25 3A</text:p>
          </table:table-cell>
        </table:table-row>
      </table:table>
      <table:table table:name="Table252" table:style-name="Table252">
        <table:table-column table:style-name="Table252.A"/>
        <table:table-row>
          <table:table-cell table:style-name="Table252.A1" office:value-type="string">
            <text:p text:style-name="Table_20_Contents"><text:bookmark text:name="LC211"/>PORTB.3=1; // pin 26 3F</text:p>
          </table:table-cell>
        </table:table-row>
      </table:table>
      <table:table table:name="Table253" table:style-name="Table253">
        <table:table-column table:style-name="Table253.A"/>
        <table:table-row>
          <table:table-cell table:style-name="Table253.A1" office:value-type="string">
            <text:p text:style-name="Table_20_Contents"><text:bookmark text:name="LC212"/>PORTB.4=0; // pin 27 3G</text:p>
          </table:table-cell>
        </table:table-row>
      </table:table>
      <table:table table:name="Table254" table:style-name="Table254">
        <table:table-column table:style-name="Table254.A"/>
        <table:table-row>
          <table:table-cell table:style-name="Table254.A1" office:value-type="string">
            <text:p text:style-name="Table_20_Contents"><text:bookmark text:name="LC213"/>}</text:p>
          </table:table-cell>
        </table:table-row>
      </table:table>
      <table:table table:name="Table255" table:style-name="Table255">
        <table:table-column table:style-name="Table255.A"/>
        <table:table-row>
          <table:table-cell table:style-name="Table255.A1" office:value-type="string">
            <text:p text:style-name="Table_20_Contents"><text:bookmark text:name="LC214"/>else if(cifra1==3)</text:p>
          </table:table-cell>
        </table:table-row>
      </table:table>
      <table:table table:name="Table256" table:style-name="Table256">
        <table:table-column table:style-name="Table256.A"/>
        <table:table-row>
          <table:table-cell table:style-name="Table256.A1" office:value-type="string">
            <text:p text:style-name="Table_20_Contents"><text:bookmark text:name="LC215"/>{</text:p>
          </table:table-cell>
        </table:table-row>
      </table:table>
      <table:table table:name="Table257" table:style-name="Table257">
        <table:table-column table:style-name="Table257.A"/>
        <table:table-row>
          <table:table-cell table:style-name="Table257.A1" office:value-type="string">
            <text:p text:style-name="Table_20_Contents"><text:bookmark text:name="LC216"/>PORTA.7=1; // pin 13 3E</text:p>
          </table:table-cell>
        </table:table-row>
      </table:table>
      <table:table table:name="Table258" table:style-name="Table258">
        <table:table-column table:style-name="Table258.A"/>
        <table:table-row>
          <table:table-cell table:style-name="Table258.A1" office:value-type="string">
            <text:p text:style-name="Table_20_Contents"><text:bookmark text:name="LC217"/>PORTD.7=0; // pin 14 3D</text:p>
          </table:table-cell>
        </table:table-row>
      </table:table>
      <table:table table:name="Table259" table:style-name="Table259">
        <table:table-column table:style-name="Table259.A"/>
        <table:table-row>
          <table:table-cell table:style-name="Table259.A1" office:value-type="string">
            <text:p text:style-name="Table_20_Contents"><text:bookmark text:name="LC218"/>PORTB.0=0; // pin 15 3C</text:p>
          </table:table-cell>
        </table:table-row>
      </table:table>
      <table:table table:name="Table260" table:style-name="Table260">
        <table:table-column table:style-name="Table260.A"/>
        <table:table-row>
          <table:table-cell table:style-name="Table260.A1" office:value-type="string">
            <text:p text:style-name="Table_20_Contents"><text:bookmark text:name="LC219"/>PORTB.1=0; // pin 24 3B</text:p>
          </table:table-cell>
        </table:table-row>
      </table:table>
      <table:table table:name="Table261" table:style-name="Table261">
        <table:table-column table:style-name="Table261.A"/>
        <table:table-row>
          <table:table-cell table:style-name="Table261.A1" office:value-type="string">
            <text:p text:style-name="Table_20_Contents"><text:bookmark text:name="LC220"/>PORTB.2=0; // pin 25 3A</text:p>
          </table:table-cell>
        </table:table-row>
      </table:table>
      <table:table table:name="Table262" table:style-name="Table262">
        <table:table-column table:style-name="Table262.A"/>
        <table:table-row>
          <table:table-cell table:style-name="Table262.A1" office:value-type="string">
            <text:p text:style-name="Table_20_Contents"><text:bookmark text:name="LC221"/>PORTB.3=1; // pin 26 3F</text:p>
          </table:table-cell>
        </table:table-row>
      </table:table>
      <table:table table:name="Table263" table:style-name="Table263">
        <table:table-column table:style-name="Table263.A"/>
        <table:table-row>
          <table:table-cell table:style-name="Table263.A1" office:value-type="string">
            <text:p text:style-name="Table_20_Contents"><text:bookmark text:name="LC222"/>PORTB.4=0; // pin 27 3G</text:p>
          </table:table-cell>
        </table:table-row>
      </table:table>
      <table:table table:name="Table264" table:style-name="Table264">
        <table:table-column table:style-name="Table264.A"/>
        <table:table-row>
          <table:table-cell table:style-name="Table264.A1" office:value-type="string">
            <text:p text:style-name="Table_20_Contents"><text:bookmark text:name="LC223"/>}</text:p>
          </table:table-cell>
        </table:table-row>
      </table:table>
      <table:table table:name="Table265" table:style-name="Table265">
        <table:table-column table:style-name="Table265.A"/>
        <table:table-row>
          <table:table-cell table:style-name="Table265.A1" office:value-type="string">
            <text:p text:style-name="Table_20_Contents"><text:bookmark text:name="LC224"/>else if(cifra1==4)</text:p>
          </table:table-cell>
        </table:table-row>
      </table:table>
      <table:table table:name="Table266" table:style-name="Table266">
        <table:table-column table:style-name="Table266.A"/>
        <table:table-row>
          <table:table-cell table:style-name="Table266.A1" office:value-type="string">
            <text:p text:style-name="Table_20_Contents"><text:bookmark text:name="LC225"/>{</text:p>
          </table:table-cell>
        </table:table-row>
      </table:table>
      <table:table table:name="Table267" table:style-name="Table267">
        <table:table-column table:style-name="Table267.A"/>
        <table:table-row>
          <table:table-cell table:style-name="Table267.A1" office:value-type="string">
            <text:p text:style-name="Table_20_Contents"><text:bookmark text:name="LC226"/>PORTA.7=1; // pin 13 3E</text:p>
          </table:table-cell>
        </table:table-row>
      </table:table>
      <table:table table:name="Table268" table:style-name="Table268">
        <table:table-column table:style-name="Table268.A"/>
        <table:table-row>
          <table:table-cell table:style-name="Table268.A1" office:value-type="string">
            <text:p text:style-name="Table_20_Contents"><text:bookmark text:name="LC227"/>PORTD.7=1; // pin 14 3D</text:p>
          </table:table-cell>
        </table:table-row>
      </table:table>
      <table:table table:name="Table269" table:style-name="Table269">
        <table:table-column table:style-name="Table269.A"/>
        <table:table-row>
          <table:table-cell table:style-name="Table269.A1" office:value-type="string">
            <text:p text:style-name="Table_20_Contents"><text:bookmark text:name="LC228"/>PORTB.0=0; // pin 15 3C</text:p>
          </table:table-cell>
        </table:table-row>
      </table:table>
      <table:table table:name="Table270" table:style-name="Table270">
        <table:table-column table:style-name="Table270.A"/>
        <table:table-row>
          <table:table-cell table:style-name="Table270.A1" office:value-type="string">
            <text:p text:style-name="Table_20_Contents"><text:bookmark text:name="LC229"/>PORTB.1=0; // pin 24 3B</text:p>
          </table:table-cell>
        </table:table-row>
      </table:table>
      <table:table table:name="Table271" table:style-name="Table271">
        <table:table-column table:style-name="Table271.A"/>
        <table:table-row>
          <table:table-cell table:style-name="Table271.A1" office:value-type="string">
            <text:p text:style-name="Table_20_Contents"><text:bookmark text:name="LC230"/>PORTB.2=1; // pin 25 3A</text:p>
          </table:table-cell>
        </table:table-row>
      </table:table>
      <table:table table:name="Table272" table:style-name="Table272">
        <table:table-column table:style-name="Table272.A"/>
        <table:table-row>
          <table:table-cell table:style-name="Table272.A1" office:value-type="string">
            <text:p text:style-name="Table_20_Contents"><text:bookmark text:name="LC231"/>PORTB.3=0; // pin 26 3F</text:p>
          </table:table-cell>
        </table:table-row>
      </table:table>
      <table:table table:name="Table273" table:style-name="Table273">
        <table:table-column table:style-name="Table273.A"/>
        <table:table-row>
          <table:table-cell table:style-name="Table273.A1" office:value-type="string">
            <text:p text:style-name="Table_20_Contents"><text:bookmark text:name="LC232"/>PORTB.4=0; // pin 27 3G</text:p>
          </table:table-cell>
        </table:table-row>
      </table:table>
      <table:table table:name="Table274" table:style-name="Table274">
        <table:table-column table:style-name="Table274.A"/>
        <table:table-row>
          <table:table-cell table:style-name="Table274.A1" office:value-type="string">
            <text:p text:style-name="Table_20_Contents"><text:bookmark text:name="LC233"/>}</text:p>
          </table:table-cell>
        </table:table-row>
      </table:table>
      <table:table table:name="Table275" table:style-name="Table275">
        <table:table-column table:style-name="Table275.A"/>
        <table:table-row>
          <table:table-cell table:style-name="Table275.A1" office:value-type="string">
            <text:p text:style-name="Table_20_Contents"><text:bookmark text:name="LC234"/>else if(cifra1==5)</text:p>
          </table:table-cell>
        </table:table-row>
      </table:table>
      <table:table table:name="Table276" table:style-name="Table276">
        <table:table-column table:style-name="Table276.A"/>
        <table:table-row>
          <table:table-cell table:style-name="Table276.A1" office:value-type="string">
            <text:p text:style-name="Table_20_Contents"><text:bookmark text:name="LC235"/>{</text:p>
          </table:table-cell>
        </table:table-row>
      </table:table>
      <table:table table:name="Table277" table:style-name="Table277">
        <table:table-column table:style-name="Table277.A"/>
        <table:table-row>
          <table:table-cell table:style-name="Table277.A1" office:value-type="string">
            <text:p text:style-name="Table_20_Contents"><text:bookmark text:name="LC236"/>PORTA.7=1; // pin 13 3E</text:p>
          </table:table-cell>
        </table:table-row>
      </table:table>
      <table:table table:name="Table278" table:style-name="Table278">
        <table:table-column table:style-name="Table278.A"/>
        <table:table-row>
          <table:table-cell table:style-name="Table278.A1" office:value-type="string">
            <text:p text:style-name="Table_20_Contents"><text:bookmark text:name="LC237"/>PORTD.7=0; // pin 14 3D</text:p>
          </table:table-cell>
        </table:table-row>
      </table:table>
      <table:table table:name="Table279" table:style-name="Table279">
        <table:table-column table:style-name="Table279.A"/>
        <table:table-row>
          <table:table-cell table:style-name="Table279.A1" office:value-type="string">
            <text:p text:style-name="Table_20_Contents"><text:bookmark text:name="LC238"/>PORTB.0=0; // pin 15 3C</text:p>
          </table:table-cell>
        </table:table-row>
      </table:table>
      <table:table table:name="Table280" table:style-name="Table280">
        <table:table-column table:style-name="Table280.A"/>
        <table:table-row>
          <table:table-cell table:style-name="Table280.A1" office:value-type="string">
            <text:p text:style-name="Table_20_Contents"><text:bookmark text:name="LC239"/>PORTB.1=1; // pin 24 3B</text:p>
          </table:table-cell>
        </table:table-row>
      </table:table>
      <table:table table:name="Table281" table:style-name="Table281">
        <table:table-column table:style-name="Table281.A"/>
        <table:table-row>
          <table:table-cell table:style-name="Table281.A1" office:value-type="string">
            <text:p text:style-name="Table_20_Contents"><text:bookmark text:name="LC240"/>PORTB.2=0; // pin 25 3A</text:p>
          </table:table-cell>
        </table:table-row>
      </table:table>
      <table:table table:name="Table282" table:style-name="Table282">
        <table:table-column table:style-name="Table282.A"/>
        <table:table-row>
          <table:table-cell table:style-name="Table282.A1" office:value-type="string">
            <text:p text:style-name="Table_20_Contents"><text:bookmark text:name="LC241"/>PORTB.3=0; // pin 26 3F</text:p>
          </table:table-cell>
        </table:table-row>
      </table:table>
      <table:table table:name="Table283" table:style-name="Table283">
        <table:table-column table:style-name="Table283.A"/>
        <table:table-row>
          <table:table-cell table:style-name="Table283.A1" office:value-type="string">
            <text:p text:style-name="Table_20_Contents"><text:bookmark text:name="LC242"/>PORTB.4=0; // pin 27 3G</text:p>
          </table:table-cell>
        </table:table-row>
      </table:table>
      <table:table table:name="Table284" table:style-name="Table284">
        <table:table-column table:style-name="Table284.A"/>
        <table:table-row>
          <table:table-cell table:style-name="Table284.A1" office:value-type="string">
            <text:p text:style-name="Table_20_Contents"><text:bookmark text:name="LC243"/>}</text:p>
          </table:table-cell>
        </table:table-row>
      </table:table>
      <table:table table:name="Table285" table:style-name="Table285">
        <table:table-column table:style-name="Table285.A"/>
        <table:table-row>
          <table:table-cell table:style-name="Table285.A1" office:value-type="string">
            <text:p text:style-name="Table_20_Contents"><text:bookmark text:name="LC244"/>else if(cifra1==6)</text:p>
          </table:table-cell>
        </table:table-row>
      </table:table>
      <table:table table:name="Table286" table:style-name="Table286">
        <table:table-column table:style-name="Table286.A"/>
        <table:table-row>
          <table:table-cell table:style-name="Table286.A1" office:value-type="string">
            <text:p text:style-name="Table_20_Contents"><text:bookmark text:name="LC245"/>{</text:p>
          </table:table-cell>
        </table:table-row>
      </table:table>
      <table:table table:name="Table287" table:style-name="Table287">
        <table:table-column table:style-name="Table287.A"/>
        <table:table-row>
          <table:table-cell table:style-name="Table287.A1" office:value-type="string">
            <text:p text:style-name="Table_20_Contents"><text:bookmark text:name="LC246"/>PORTA.7=0; // pin 13 3E</text:p>
          </table:table-cell>
        </table:table-row>
      </table:table>
      <table:table table:name="Table288" table:style-name="Table288">
        <table:table-column table:style-name="Table288.A"/>
        <table:table-row>
          <table:table-cell table:style-name="Table288.A1" office:value-type="string">
            <text:p text:style-name="Table_20_Contents"><text:bookmark text:name="LC247"/>PORTD.7=0; // pin 14 3D</text:p>
          </table:table-cell>
        </table:table-row>
      </table:table>
      <table:table table:name="Table289" table:style-name="Table289">
        <table:table-column table:style-name="Table289.A"/>
        <table:table-row>
          <table:table-cell table:style-name="Table289.A1" office:value-type="string">
            <text:p text:style-name="Table_20_Contents"><text:bookmark text:name="LC248"/>PORTB.0=0; // pin 15 3C</text:p>
          </table:table-cell>
        </table:table-row>
      </table:table>
      <table:table table:name="Table290" table:style-name="Table290">
        <table:table-column table:style-name="Table290.A"/>
        <table:table-row>
          <table:table-cell table:style-name="Table290.A1" office:value-type="string">
            <text:p text:style-name="Table_20_Contents"><text:bookmark text:name="LC249"/>PORTB.1=1; // pin 24 3B</text:p>
          </table:table-cell>
        </table:table-row>
      </table:table>
      <table:table table:name="Table291" table:style-name="Table291">
        <table:table-column table:style-name="Table291.A"/>
        <text:soft-page-break/>
        <table:table-row>
          <table:table-cell table:style-name="Table291.A1" office:value-type="string">
            <text:p text:style-name="Table_20_Contents"><text:bookmark text:name="LC250"/>PORTB.2=0; // pin 25 3A</text:p>
          </table:table-cell>
        </table:table-row>
      </table:table>
      <table:table table:name="Table292" table:style-name="Table292">
        <table:table-column table:style-name="Table292.A"/>
        <table:table-row>
          <table:table-cell table:style-name="Table292.A1" office:value-type="string">
            <text:p text:style-name="Table_20_Contents"><text:bookmark text:name="LC251"/>PORTB.3=0; // pin 26 3F</text:p>
          </table:table-cell>
        </table:table-row>
      </table:table>
      <table:table table:name="Table293" table:style-name="Table293">
        <table:table-column table:style-name="Table293.A"/>
        <table:table-row>
          <table:table-cell table:style-name="Table293.A1" office:value-type="string">
            <text:p text:style-name="Table_20_Contents"><text:bookmark text:name="LC252"/>PORTB.4=0; // pin 27 3G</text:p>
          </table:table-cell>
        </table:table-row>
      </table:table>
      <table:table table:name="Table294" table:style-name="Table294">
        <table:table-column table:style-name="Table294.A"/>
        <table:table-row>
          <table:table-cell table:style-name="Table294.A1" office:value-type="string">
            <text:p text:style-name="Table_20_Contents"><text:bookmark text:name="LC253"/>}</text:p>
          </table:table-cell>
        </table:table-row>
      </table:table>
      <table:table table:name="Table295" table:style-name="Table295">
        <table:table-column table:style-name="Table295.A"/>
        <table:table-row>
          <table:table-cell table:style-name="Table295.A1" office:value-type="string">
            <text:p text:style-name="Table_20_Contents"><text:bookmark text:name="LC254"/>else if(cifra1==7)</text:p>
          </table:table-cell>
        </table:table-row>
      </table:table>
      <table:table table:name="Table296" table:style-name="Table296">
        <table:table-column table:style-name="Table296.A"/>
        <table:table-row>
          <table:table-cell table:style-name="Table296.A1" office:value-type="string">
            <text:p text:style-name="Table_20_Contents"><text:bookmark text:name="LC255"/>{</text:p>
          </table:table-cell>
        </table:table-row>
      </table:table>
      <table:table table:name="Table297" table:style-name="Table297">
        <table:table-column table:style-name="Table297.A"/>
        <table:table-row>
          <table:table-cell table:style-name="Table297.A1" office:value-type="string">
            <text:p text:style-name="Table_20_Contents"><text:bookmark text:name="LC256"/>PORTA.7=1; // pin 13 3E</text:p>
          </table:table-cell>
        </table:table-row>
      </table:table>
      <table:table table:name="Table298" table:style-name="Table298">
        <table:table-column table:style-name="Table298.A"/>
        <table:table-row>
          <table:table-cell table:style-name="Table298.A1" office:value-type="string">
            <text:p text:style-name="Table_20_Contents"><text:bookmark text:name="LC257"/>PORTD.7=1; // pin 14 3D</text:p>
          </table:table-cell>
        </table:table-row>
      </table:table>
      <table:table table:name="Table299" table:style-name="Table299">
        <table:table-column table:style-name="Table299.A"/>
        <table:table-row>
          <table:table-cell table:style-name="Table299.A1" office:value-type="string">
            <text:p text:style-name="Table_20_Contents"><text:bookmark text:name="LC258"/>PORTB.0=0; // pin 15 3C</text:p>
          </table:table-cell>
        </table:table-row>
      </table:table>
      <table:table table:name="Table300" table:style-name="Table300">
        <table:table-column table:style-name="Table300.A"/>
        <table:table-row>
          <table:table-cell table:style-name="Table300.A1" office:value-type="string">
            <text:p text:style-name="Table_20_Contents"><text:bookmark text:name="LC259"/>PORTB.1=0; // pin 24 3B</text:p>
          </table:table-cell>
        </table:table-row>
      </table:table>
      <table:table table:name="Table301" table:style-name="Table301">
        <table:table-column table:style-name="Table301.A"/>
        <table:table-row>
          <table:table-cell table:style-name="Table301.A1" office:value-type="string">
            <text:p text:style-name="Table_20_Contents"><text:bookmark text:name="LC260"/>PORTB.2=0; // pin 25 3A</text:p>
          </table:table-cell>
        </table:table-row>
      </table:table>
      <table:table table:name="Table302" table:style-name="Table302">
        <table:table-column table:style-name="Table302.A"/>
        <table:table-row>
          <table:table-cell table:style-name="Table302.A1" office:value-type="string">
            <text:p text:style-name="Table_20_Contents"><text:bookmark text:name="LC261"/>PORTB.3=1; // pin 26 3F</text:p>
          </table:table-cell>
        </table:table-row>
      </table:table>
      <table:table table:name="Table303" table:style-name="Table303">
        <table:table-column table:style-name="Table303.A"/>
        <table:table-row>
          <table:table-cell table:style-name="Table303.A1" office:value-type="string">
            <text:p text:style-name="Table_20_Contents"><text:bookmark text:name="LC262"/>PORTB.4=1; // pin 27 3G</text:p>
          </table:table-cell>
        </table:table-row>
      </table:table>
      <table:table table:name="Table304" table:style-name="Table304">
        <table:table-column table:style-name="Table304.A"/>
        <table:table-row>
          <table:table-cell table:style-name="Table304.A1" office:value-type="string">
            <text:p text:style-name="Table_20_Contents"><text:bookmark text:name="LC263"/>}</text:p>
          </table:table-cell>
        </table:table-row>
      </table:table>
      <table:table table:name="Table305" table:style-name="Table305">
        <table:table-column table:style-name="Table305.A"/>
        <table:table-row>
          <table:table-cell table:style-name="Table305.A1" office:value-type="string">
            <text:p text:style-name="Table_20_Contents"><text:bookmark text:name="LC264"/>else if(cifra1==8)</text:p>
          </table:table-cell>
        </table:table-row>
      </table:table>
      <table:table table:name="Table306" table:style-name="Table306">
        <table:table-column table:style-name="Table306.A"/>
        <table:table-row>
          <table:table-cell table:style-name="Table306.A1" office:value-type="string">
            <text:p text:style-name="Table_20_Contents"><text:bookmark text:name="LC265"/>{</text:p>
          </table:table-cell>
        </table:table-row>
      </table:table>
      <table:table table:name="Table307" table:style-name="Table307">
        <table:table-column table:style-name="Table307.A"/>
        <table:table-row>
          <table:table-cell table:style-name="Table307.A1" office:value-type="string">
            <text:p text:style-name="Table_20_Contents"><text:bookmark text:name="LC266"/>PORTA.7=1; // pin 13 3E</text:p>
          </table:table-cell>
        </table:table-row>
      </table:table>
      <table:table table:name="Table308" table:style-name="Table308">
        <table:table-column table:style-name="Table308.A"/>
        <table:table-row>
          <table:table-cell table:style-name="Table308.A1" office:value-type="string">
            <text:p text:style-name="Table_20_Contents"><text:bookmark text:name="LC267"/>PORTD.7=1; // pin 14 3D</text:p>
          </table:table-cell>
        </table:table-row>
      </table:table>
      <table:table table:name="Table309" table:style-name="Table309">
        <table:table-column table:style-name="Table309.A"/>
        <table:table-row>
          <table:table-cell table:style-name="Table309.A1" office:value-type="string">
            <text:p text:style-name="Table_20_Contents"><text:bookmark text:name="LC268"/>PORTB.0=1; // pin 15 3C</text:p>
          </table:table-cell>
        </table:table-row>
      </table:table>
      <table:table table:name="Table310" table:style-name="Table310">
        <table:table-column table:style-name="Table310.A"/>
        <table:table-row>
          <table:table-cell table:style-name="Table310.A1" office:value-type="string">
            <text:p text:style-name="Table_20_Contents"><text:bookmark text:name="LC269"/>PORTB.1=1; // pin 24 3B</text:p>
          </table:table-cell>
        </table:table-row>
      </table:table>
      <table:table table:name="Table311" table:style-name="Table311">
        <table:table-column table:style-name="Table311.A"/>
        <table:table-row>
          <table:table-cell table:style-name="Table311.A1" office:value-type="string">
            <text:p text:style-name="Table_20_Contents"><text:bookmark text:name="LC270"/>PORTB.2=1; // pin 25 3A</text:p>
          </table:table-cell>
        </table:table-row>
      </table:table>
      <table:table table:name="Table312" table:style-name="Table312">
        <table:table-column table:style-name="Table312.A"/>
        <table:table-row>
          <table:table-cell table:style-name="Table312.A1" office:value-type="string">
            <text:p text:style-name="Table_20_Contents"><text:bookmark text:name="LC271"/>PORTB.3=1; // pin 26 3F</text:p>
          </table:table-cell>
        </table:table-row>
      </table:table>
      <table:table table:name="Table313" table:style-name="Table313">
        <table:table-column table:style-name="Table313.A"/>
        <table:table-row>
          <table:table-cell table:style-name="Table313.A1" office:value-type="string">
            <text:p text:style-name="Table_20_Contents"><text:bookmark text:name="LC272"/>PORTB.4=1; // pin 27 3G</text:p>
          </table:table-cell>
        </table:table-row>
      </table:table>
      <table:table table:name="Table314" table:style-name="Table314">
        <table:table-column table:style-name="Table314.A"/>
        <table:table-row>
          <table:table-cell table:style-name="Table314.A1" office:value-type="string">
            <text:p text:style-name="Table_20_Contents"><text:bookmark text:name="LC273"/>}</text:p>
          </table:table-cell>
        </table:table-row>
      </table:table>
      <table:table table:name="Table315" table:style-name="Table315">
        <table:table-column table:style-name="Table315.A"/>
        <table:table-row>
          <table:table-cell table:style-name="Table315.A1" office:value-type="string">
            <text:p text:style-name="Table_20_Contents"><text:bookmark text:name="LC274"/>else if(cifra1==9)</text:p>
          </table:table-cell>
        </table:table-row>
      </table:table>
      <table:table table:name="Table316" table:style-name="Table316">
        <table:table-column table:style-name="Table316.A"/>
        <table:table-row>
          <table:table-cell table:style-name="Table316.A1" office:value-type="string">
            <text:p text:style-name="Table_20_Contents"><text:bookmark text:name="LC275"/>{</text:p>
          </table:table-cell>
        </table:table-row>
      </table:table>
      <table:table table:name="Table317" table:style-name="Table317">
        <table:table-column table:style-name="Table317.A"/>
        <table:table-row>
          <table:table-cell table:style-name="Table317.A1" office:value-type="string">
            <text:p text:style-name="Table_20_Contents"><text:bookmark text:name="LC276"/>PORTA.7=1; // pin 13 3E</text:p>
          </table:table-cell>
        </table:table-row>
      </table:table>
      <table:table table:name="Table318" table:style-name="Table318">
        <table:table-column table:style-name="Table318.A"/>
        <table:table-row>
          <table:table-cell table:style-name="Table318.A1" office:value-type="string">
            <text:p text:style-name="Table_20_Contents"><text:bookmark text:name="LC277"/>PORTD.7=0; // pin 14 3D</text:p>
          </table:table-cell>
        </table:table-row>
      </table:table>
      <table:table table:name="Table319" table:style-name="Table319">
        <table:table-column table:style-name="Table319.A"/>
        <table:table-row>
          <table:table-cell table:style-name="Table319.A1" office:value-type="string">
            <text:p text:style-name="Table_20_Contents"><text:bookmark text:name="LC278"/>PORTB.0=0; // pin 15 3C</text:p>
          </table:table-cell>
        </table:table-row>
      </table:table>
      <table:table table:name="Table320" table:style-name="Table320">
        <table:table-column table:style-name="Table320.A"/>
        <table:table-row>
          <table:table-cell table:style-name="Table320.A1" office:value-type="string">
            <text:p text:style-name="Table_20_Contents"><text:bookmark text:name="LC279"/>PORTB.1=0; // pin 24 3B</text:p>
          </table:table-cell>
        </table:table-row>
      </table:table>
      <table:table table:name="Table321" table:style-name="Table321">
        <table:table-column table:style-name="Table321.A"/>
        <table:table-row>
          <table:table-cell table:style-name="Table321.A1" office:value-type="string">
            <text:p text:style-name="Table_20_Contents"><text:bookmark text:name="LC280"/>PORTB.2=0; // pin 25 3A</text:p>
          </table:table-cell>
        </table:table-row>
      </table:table>
      <table:table table:name="Table322" table:style-name="Table322">
        <table:table-column table:style-name="Table322.A"/>
        <table:table-row>
          <table:table-cell table:style-name="Table322.A1" office:value-type="string">
            <text:p text:style-name="Table_20_Contents"><text:bookmark text:name="LC281"/>PORTB.3=0; // pin 26 3F</text:p>
          </table:table-cell>
        </table:table-row>
      </table:table>
      <table:table table:name="Table323" table:style-name="Table323">
        <table:table-column table:style-name="Table323.A"/>
        <table:table-row>
          <table:table-cell table:style-name="Table323.A1" office:value-type="string">
            <text:p text:style-name="Table_20_Contents"><text:bookmark text:name="LC282"/>PORTB.4=0; // pin 27 3G</text:p>
          </table:table-cell>
        </table:table-row>
      </table:table>
      <table:table table:name="Table324" table:style-name="Table324">
        <table:table-column table:style-name="Table324.A"/>
        <table:table-row>
          <table:table-cell table:style-name="Table324.A1" office:value-type="string">
            <text:p text:style-name="Table_20_Contents"><text:bookmark text:name="LC283"/>}</text:p>
          </table:table-cell>
        </table:table-row>
      </table:table>
      <text:p text:style-name="Text_20_body">}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oft-page-break/><text:span text:style-name="T3">6.Cod DS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00:57.945929264</meta:creation-date>
    <dc:date>2023-03-21T13:10:22.188061578</dc:date>
    <meta:editing-duration>PT16M23S</meta:editing-duration>
    <meta:editing-cycles>5</meta:editing-cycles>
    <meta:generator>LibreOffice/7.3.7.2$Linux_X86_64 LibreOffice_project/30$Build-2</meta:generator>
    <meta:document-statistic meta:table-count="324" meta:image-count="0" meta:object-count="0" meta:page-count="11" meta:paragraph-count="352" meta:word-count="1333" meta:character-count="8003" meta:non-whitespace-character-count="7014"/>
  </office:meta>
</office:document-meta>
</file>